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bfd32" officeooo:paragraph-rsid="001bfd32"/>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7"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8" style:family="paragraph" style:parent-style-name="Standard" style:list-style-name="LS1">
      <style:paragraph-properties fo:margin-top="0in" fo:margin-bottom="0in" style:contextual-spacing="false" fo:line-height="115%" style:writing-mode="lr-tb"/>
      <style:text-properties officeooo:rsid="00163546" officeooo:paragraph-rsid="00163546"/>
    </style:style>
    <style:style style:name="P149"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50"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1"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2"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3"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4" style:family="paragraph" style:parent-style-name="Standard" style:list-style-name="LS1">
      <style:paragraph-properties fo:margin-top="0in" fo:margin-bottom="0in" style:contextual-spacing="false" fo:line-height="115%" style:writing-mode="lr-tb"/>
      <style:text-properties officeooo:rsid="0021c637" officeooo:paragraph-rsid="0021c637"/>
    </style:style>
    <style:style style:name="P155"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6"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8"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9"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0"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3"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4"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5"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6"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72"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87"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88"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89"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90"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91"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92"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93"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4"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5"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6"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00"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01"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02"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0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04"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5"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6"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7"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9"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1"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2"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3"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4"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15"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16"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17"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18"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19"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20"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21"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3"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4"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5"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6"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7"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8"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9"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30"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31"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37"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38"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39"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40"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41"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42"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43"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44"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46"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47"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officeooo:rsid="0017ac64"/>
    </style:style>
    <style:style style:name="T99" style:family="text">
      <style:text-properties fo:color="#ff420e"/>
    </style:style>
    <style:style style:name="T100" style:family="text">
      <style:text-properties fo:color="#ff420e" officeooo:rsid="0021c637"/>
    </style:style>
    <style:style style:name="T101" style:family="text">
      <style:text-properties fo:color="#ff420e" officeooo:rsid="0024657e"/>
    </style:style>
    <style:style style:name="T102" style:family="text">
      <style:text-properties style:use-window-font-color="true"/>
    </style:style>
    <style:style style:name="T103" style:family="text">
      <style:text-properties style:use-window-font-color="true" officeooo:rsid="0021c63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cleanup old “plan” variables, add /user/:id/plan/ endpoint</text:p>
        </text:list-item>
        <text:list-item>
          <text:p text:style-name="P153">KML</text:p>
          <text:list>
            <text:list-item>
              <text:p text:style-name="P147">Interest in KML file</text:p>
            </text:list-item>
            <text:list-item>
              <text:p text:style-name="P152">Security permission on /input/ endpoints</text:p>
            </text:list-item>
          </text:list>
        </text:list-item>
        <text:list-item>
          <text:p text:style-name="P149">Object <text:span text:style-name="T98">action </text:span>menu</text:p>
          <text:list>
            <text:list-item>
              <text:p text:style-name="P150">Text</text:p>
              <text:list>
                <text:list-item>
                  <text:p text:style-name="P150">Uppercase, Lowercase, MixedCase</text:p>
                </text:list-item>
                <text:list-item>
                  <text:p text:style-name="P151">Separate by line, Separate by paragraph</text:p>
                </text:list-item>
                <text:list-item>
                  <text:p text:style-name="P151">Translate</text:p>
                </text:list-item>
              </text:list>
            </text:list-item>
            <text:list-item>
              <text:p text:style-name="P150">Image</text:p>
              <text:list>
                <text:list-item>
                  <text:p text:style-name="P150">Raptcha-ize</text:p>
                </text:list-item>
              </text:list>
            </text:list-item>
            <text:list-item>
              <text:p text:style-name="P150">Audio</text:p>
              <text:list>
                <text:list-item>
                  <text:p text:style-name="P150">Text to Speech</text:p>
                </text:list-item>
              </text:list>
            </text:list-item>
            <text:list-item>
              <text:p text:style-name="P151">Send</text:p>
              <text:list>
                <text:list-item>
                  <text:p text:style-name="P151">To Twitter</text:p>
                </text:list-item>
                <text:list-item>
                  <text:p text:style-name="P151">To GPlus</text:p>
                </text:list-item>
                <text:list-item>
                  <text:p text:style-name="P151">...</text:p>
                </text:list-item>
              </text:list>
            </text:list-item>
          </text:list>
        </text:list-item>
        <text:list-item>
          <text:p text:style-name="P156">Goal view</text:p>
          <text:list>
            <text:list-item>
              <text:p text:style-name="P156">toggle between 'mine' and 'all'</text:p>
            </text:list-item>
          </text:list>
        </text:list-item>
        <text:list-item>
          <text:p text:style-name="P146">Tag filter box in Browse view (each unique tag: +/-)</text:p>
        </text:list-item>
        <text:list-item>
          <text:p text:style-name="P154"><text:span text:style-name="T99">authentication and profiles view </text:span><text:span text:style-name="T101">(LoadSplash)</text:span></text:p>
          <text:list>
            <text:list-item>
              <text:p text:style-name="P148"><text:span text:style-name="T99">Login bug?: refresh all available profiles from server before ''identify'</text:span></text:p>
            </text:list-item>
          </text:list>
        </text:list-item>
        <text:list-item>
          <text:p text:style-name="P155"><text:span text:style-name="T102">fix modified goals because they lose their 'when' time (use an nobject timepoint property for this instead)</text:span></text:p>
        </text:list-item>
        <text:list-item>
          <text:p text:style-name="P145"><text:span text:style-name="T103">Twitter share: </text:span><text:a xlink:type="simple" xlink:href="https://dev.twitter.com/docs/tweet-button#properties"><text:span text:style-name="T102">https://dev.twitter.com/docs/tweet-button#properties</text:span></text:a></text:p>
        </text:list-item>
        <text:list-item>
          <text:p text:style-name="P143"><text:span text:style-name="T97">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soft-page-break/><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20">fix the mini map, it’s not choosing accurate location. make it more intuitive what is being selected. include ability to choose range by radius or polygon, or a simple path to indicate motion</text:span></text:p>
        </text:list-item>
        <text:list-item>
          <text:p text:style-name="P110"><text:span text:style-name="T20">netention server startup script on server boot</text:span></text:p>
          <text:list>
            <text:list-item>
              <text:p text:style-name="P110"><text:span text:style-name="T20">stick something in init.d and chmod a+x and set it on start and use su - user</text:span></text:p>
            </text:list-item>
          </text:list>
        </text:list-item>
        <text:list-item>
          <text:p text:style-name="P110"><text:span text:style-name="T20">‘schema loaded’ -&gt; ‘ontology ready’</text:span></text:p>
          <text:list>
            <text:list-item>
              <text:p text:style-name="P110">ghost ontology (client-side encrypted)</text:p>
            </text:list-item>
          </text:list>
        </text:list-item>
        <text:list-item>
          <text:p text:style-name="P144"><text:span text:style-name="T25">self-</text:span><text:span text:style-name="T24">inventory wizard: “</text:span><text:span text:style-name="T25">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text:soft-page-break/>maximize</text:p>
                </text:list-item>
                <text:list-item>
                  <text:p text:style-name="P110">visit link (open new browser tab)</text:p>
                </text:list-item>
                <text:list-item>
                  <text:p text:style-name="P110"><text:span text:style-name="T19">client plugin interface for others: </text:span></text:p>
                  <text:list>
                    <text:list-item>
                      <text:p text:style-name="P110">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9">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text:soft-page-break/>https://docs.google.com/presentation/d/12CqfvbSfnI5dWccktxjBNeGZS6_tZAvRzhUdB-1kdXg/edit?usp=sharing </text:p>
      <text:p text:style-name="P46"/>
      <text:p text:style-name="P46">Ouishare</text:p>
      <text:p text:style-name="P46">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20">integrate original introduction to slides somewhere after slide #8</text:span></text:p>
                </text:list-item>
              </text:list>
            </text:list-item>
            <text:list-item>
              <text:p text:style-name="P110"><text:span text:style-name="T20">Netention Theory </text:span>presentation</text:p>
            </text:list-item>
            <text:list-item>
              <text:p text:style-name="P110"><text:span text:style-name="T20">Netention Systems </text:span>presentation</text:p>
            </text:list-item>
            <text:list-item>
              <text:p text:style-name="P110"><text:span text:style-name="T20">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20">content area scroll issue (on macOSX) in Team View</text:span></text:p>
        </text:list-item>
        <text:list-item>
          <text:p text:style-name="P110"><text:span text:style-name="T20">fix new user bug</text:span></text:p>
          <text:list>
            <text:list-item>
              <text:p text:style-name="P110"><text:span text:style-name="T20">update profile selector when new profiles are added (via backbone event)</text:span></text:p>
            </text:list-item>
            <text:list-item>
              <text:p text:style-name="P110"><text:span text:style-name="T20">final part: after creating a new profile, reload so that the ‘team’ view and other views involving selves is refreshed</text:span></text:p>
            </text:list-item>
          </text:list>
        </text:list-item>
        <text:list-item>
          <text:p text:style-name="P110"><text:span text:style-name="T20">chat view to be aware of profile changes (via backbone event)</text:span></text:p>
        </text:list-item>
        <text:list-item>
          <text:p text:style-name="P110"><text:span text:style-name="T20">add ‘deleted.’ notification to an object edtior (ex: in a popup window) that has been deleted. otherwise it’s confusing to see it on the screen unchanged</text:span></text:p>
        </text:list-item>
        <text:list-item>
          <text:p text:style-name="P110"><text:span text:style-name="T20">make sure that file upload form works if multiple object edits are instantiated</text:span></text:p>
          <text:list>
            <text:list-item>
              <text:p text:style-name="P110"><text:span text:style-name="T20">file upload form should disable the ‘Upload’ button after an upload, since clicking on it will take them to a different page</text:span></text:p>
            </text:list-item>
          </text:list>
        </text:list-item>
        <text:list-item>
          <text:p text:style-name="P110"><text:span text:style-name="T20">extra tabs:</text:span></text:p>
          <text:list>
            <text:list-item>
              <text:p text:style-name="P140">FAVORITE</text:p>
            </text:list-item>
            <text:list-item>
              <text:p text:style-name="P110"><text:soft-page-break/><text:span text:style-name="T20">READ_LATER</text:span></text:p>
            </text:list-item>
            <text:list-item>
              <text:p text:style-name="P140">BULLSHIT</text:p>
            </text:list-item>
            <text:list-item>
              <text:p text:style-name="P140">FUNNY</text:p>
            </text:list-item>
            <text:list-item>
              <text:p text:style-name="P140">THEORY</text:p>
            </text:list-item>
            <text:list-item>
              <text:p text:style-name="P140">WARNING</text:p>
            </text:list-item>
            <text:list-item>
              <text:p text:style-name="P110"><text:span text:style-name="T20">…[more from GLP, ATSNN, beforeitsnews.com, and others]</text:span></text:p>
            </text:list-item>
            <text:list-item>
              <text:p text:style-name="P110"><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10"><text:span text:style-name="T20">fix duplicate upload bug - attached UUID to end of filename?</text:span></text:p>
        </text:list-item>
        <text:list-item>
          <text:p text:style-name="P110"><text:span text:style-name="T20">force or suggest client’s self.clear() when server DB reset or changed</text:span></text:p>
        </text:list-item>
        <text:list-item>
          <text:p text:style-name="P110"><text:span text:style-name="T20">&lt;time&gt; update immediate, it seems to take 60 sec for first refresh</text:span></text:p>
          <text:list>
            <text:list-item>
              <text:p text:style-name="P110"><text:span text:style-name="T20"><text:s text:c="4"/>$('body').timeago('refresh');</text:span></text:p>
            </text:list-item>
          </text:list>
        </text:list-item>
        <text:list-item>
          <text:p text:style-name="P110"><text:span text:style-name="T20">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7">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7">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text:soft-page-break/>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text:soft-page-break/>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8">just attach ‘User’ tag to an object and ‘Become’ button appears</text:span></text:p>
      <text:p text:style-name="P53"/>
      <text:p text:style-name="P52"><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2"><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58"><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58"><text:span text:style-name="T1">one click anonymous access</text:span></text:p>
              </text:list-item>
              <text:list-item>
                <text:p text:style-name="P158"><text:span text:style-name="T1">anonymous authentication shares a set of profiles created by anonymous users.</text:span></text:p>
              </text:list-item>
              <text:list-item>
                <text:p text:style-name="P158"><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59"><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58"><text:span text:style-name="T1">press enter to send message</text:span></text:p>
              </text:list-item>
              <text:list-item>
                <text:p text:style-name="P158"><text:span text:style-name="T1">roster visible</text:span></text:p>
              </text:list-item>
              <text:list-item>
                <text:p text:style-name="P158"><text:span text:style-name="T1">message filtering via focus</text:span></text:p>
              </text:list-item>
            </text:list>
          </table:table-cell>
          <table:table-cell table:style-name="Table4.A1" office:value-type="string">
            <text:list xml:id="list1760827149050863484" text:style-name="LS5">
              <text:list-item>
                <text:p text:style-name="P168"><text:span text:style-name="T1">alternate message object renderer than what’s currently used in the list and grid views</text:span></text:p>
              </text:list-item>
              <text:list-item>
                <text:p text:style-name="P168"><text:span text:style-name="T7">tag channel switch, +create channels (select tags)</text:span></text:p>
              </text:list-item>
              <text:list-item>
                <text:p text:style-name="P168"><text:span text:style-name="T1">message tags inline with text, ex:</text:span></text:p>
                <text:list>
                  <text:list-item>
                    <text:p text:style-name="P168"><text:span text:style-name="T1">i [#NEED] to get that</text:span></text:p>
                  </text:list-item>
                </text:list>
              </text:list-item>
              <text:list-item>
                <text:p text:style-name="P168"><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9"><text:line-break/></text:span></text:p>
      <text:p text:style-name="P55"/>
      <text:p text:style-name="P3"><text:line-break/></text:p>
      <text:p text:style-name="P1"><text:span text:style-name="T19"><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60"><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69"><text:span text:style-name="T1">back button</text:span></text:p>
              </text:list-item>
              <text:list-item>
                <text:p text:style-name="P169"><text:span text:style-name="T1">handle anchors on the same page</text:span></text:p>
              </text:list-item>
              <text:list-item>
                <text:p text:style-name="P169"><text:span text:style-name="T21">Smush upper/lowercase wikipages</text:span></text:p>
              </text:list-item>
            </text:list>
          </table:table-cell>
        </table:table-row>
      </table:table>
      <text:p text:style-name="P54"/>
      <text:p text:style-name="P3"/>
      <text:p text:style-name="P1"/>
      <text:p text:style-name="P51"/>
      <text:p text:style-name="P1"><text:span text:style-name="T20">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3">What it Does</text:span></text:p>
          </table:table-cell>
          <table:table-cell table:style-name="Table6.A1" office:value-type="string">
            <text:p text:style-name="P57"><text:span text:style-name="T3">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204">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210"><text:span text:style-name="T1">Windows (partially ready)</text:span></text:p>
              </text:list-item>
              <text:list-item>
                <text:p text:style-name="P208">Android</text:p>
              </text:list-item>
              <text:list-item>
                <text:p text:style-name="P208">OSX</text:p>
              </text:list-item>
              <text:list-item>
                <text:p text:style-name="P208">AppFog</text:p>
              </text:list-item>
              <text:list-item>
                <text:p text:style-name="P208">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3">What it Does</text:span></text:p>
          </table:table-cell>
          <table:table-cell table:style-name="Table7.A1" office:value-type="string">
            <text:p text:style-name="P57"><text:span text:style-name="T3">What it Doesn’t (yet)</text:span></text:p>
          </table:table-cell>
        </table:table-row>
        <table:table-row>
          <table:table-cell table:style-name="Table7.A1" office:value-type="string">
            <text:list xml:id="list7641774668878073534" text:style-name="LS10">
              <text:list-item>
                <text:p text:style-name="P205">Components</text:p>
                <text:list>
                  <text:list-item>
                    <text:p text:style-name="P222"><text:span text:style-name="T1">Node.JS</text:span></text:p>
                    <text:list>
                      <text:list-item>
                        <text:p text:style-name="P222"><text:span text:style-name="T1">[npm’s]</text:span></text:p>
                      </text:list-item>
                    </text:list>
                  </text:list-item>
                  <text:list-item>
                    <text:p text:style-name="P205">MongoDB</text:p>
                  </text:list-item>
                </text:list>
              </text:list-item>
              <text:list-item>
                <text:p text:style-name="P222"><text:span text:style-name="T1">License: GPL</text:span></text:p>
              </text:list-item>
            </text:list>
          </table:table-cell>
          <table:table-cell table:style-name="Table7.A1" office:value-type="string">
            <text:list xml:id="list3839923508863396889" text:style-name="LS11">
              <text:list-item>
                <text:p text:style-name="P223"><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3">What it Does</text:span></text:p>
          </table:table-cell>
          <table:table-cell table:style-name="Table8.A1" office:value-type="string">
            <text:p text:style-name="P57"><text:span text:style-name="T3">What it Doesn’t (yet)</text:span></text:p>
          </table:table-cell>
        </table:table-row>
        <table:table-row>
          <table:table-cell table:style-name="Table8.A1" office:value-type="string">
            <text:list xml:id="list226" text:style-name="LS10">
              <text:list-item>
                <text:p text:style-name="P222"><text:span text:style-name="T1">HTTP REST + Websockets</text:span></text:p>
              </text:list-item>
            </text:list>
            <text:list xml:id="list2524567929152214544" text:style-name="LS12">
              <text:list-item>
                <text:p text:style-name="P224"><text:span text:style-name="T1">Authenticated Login</text:span></text:p>
                <text:list>
                  <text:list-item>
                    <text:p text:style-name="P206">OpenID</text:p>
                  </text:list-item>
                  <text:list-item>
                    <text:p text:style-name="P224"><text:span text:style-name="T1">Google Accounts</text:span></text:p>
                  </text:list-item>
                </text:list>
              </text:list-item>
              <text:list-item>
                <text:p text:style-name="P206">Logout</text:p>
              </text:list-item>
              <text:list-item>
                <text:p text:style-name="P224"><text:span text:style-name="T1">Publish objects (new and edits to existing)</text:span></text:p>
              </text:list-item>
              <text:list-item>
                <text:p text:style-name="P224"><text:span text:style-name="T1">Delete objects</text:span></text:p>
              </text:list-item>
              <text:list-item>
                <text:p text:style-name="P224"><text:span text:style-name="T1">Persona Switching</text:span><text:span text:style-name="T5"> </text:span></text:p>
                <text:list>
                  <text:list-item>
                    <text:p text:style-name="P224"><text:span text:style-name="T5">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211"><text:span text:style-name="T35">require authentication to prevent a non-authenticated user from editing an authenticated user’s objects</text:span></text:p>
              </text:list-item>
              <text:list-item>
                <text:p text:style-name="P211"><text:span text:style-name="T1">authentication instructions, more intuitive, hide either the login or logout menu item at a time. <text:s/>no separate login/logout page, just use items in main menu </text:span></text:p>
              </text:list-item>
              <text:list-item>
                <text:p text:style-name="P211"><text:span text:style-name="T1">display status of connection and current action with visible icon/label. <text:s/>visible on application initializing also to show the current startup stage</text:span></text:p>
              </text:list-item>
              <text:list-item>
                <text:p text:style-name="P211"><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11"><text:span text:style-name="T1">client-side crypto</text:span></text:p>
              </text:list-item>
              <text:list-item>
                <text:p text:style-name="P211"><text:span text:style-name="T1">public key crypto for private message</text:span></text:p>
              </text:list-item>
              <text:list-item>
                <text:p text:style-name="P211"><text:span text:style-name="T1">HTTPS Setup Instructions</text:span></text:p>
              </text:list-item>
              <text:list-item>
                <text:p text:style-name="P211"><text:span text:style-name="T1">FB, Twitter Authentication</text:span></text:p>
              </text:list-item>
              <text:list-item>
                <text:p text:style-name="P211"><text:span text:style-name="T1">Documented Web API for 3rd party tools &amp; apps</text:span></text:p>
              </text:list-item>
              <text:list-item>
                <text:p text:style-name="P211"><text:span text:style-name="T35">private messages</text:span></text:p>
                <text:list>
                  <text:list-item>
                    <text:p text:style-name="P211"><text:span text:style-name="T1">notifications of replies to own objects, or another reply to an object one has replied to</text:span></text:p>
                  </text:list-item>
                </text:list>
              </text:list-item>
              <text:list-item>
                <text:p text:style-name="P170"><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14">revision history</text:p>
        </text:list-item>
        <text:list-item>
          <text:p text:style-name="P214">modification date (separate from creation date)</text:p>
        </text:list-item>
        <text:list-item>
          <text:p text:style-name="P214">hidden?</text:p>
        </text:list-item>
        <text:list-item>
          <text:p text:style-name="P214">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3">What it Does</text:span></text:p>
          </table:table-cell>
          <table:table-cell table:style-name="Table9.A1" office:value-type="string">
            <text:p text:style-name="P57"><text:span text:style-name="T3">What it Doesn’t (yet)</text:span></text:p>
          </table:table-cell>
        </table:table-row>
        <table:table-row>
          <table:table-cell table:style-name="Table9.A1" office:value-type="string">
            <text:p text:style-name="P41"><text:span text:style-name="T1">/object/</text:span><text:span text:style-name="T4">:uri</text:span><text:span text:style-name="T1">/json</text:span></text:p>
            <text:list xml:id="list5095335376040794328" text:style-name="LS16">
              <text:list-item>
                <text:p text:style-name="P171"><text:span text:style-name="T1">the object (if any) with an ‘id’ value <text:s/>that is equivalent to the specified :uri; returns json hash</text:span></text:p>
              </text:list-item>
            </text:list>
            <text:p text:style-name="P186"><text:span text:style-name="T1"/></text:p>
            <text:p text:style-name="P202"><text:span text:style-name="T1">/object/latest/</text:span><text:span text:style-name="T4">:num</text:span><text:span text:style-name="T1">/json</text:span></text:p>
            <text:list xml:id="list8425758157672752740" text:style-name="LS17">
              <text:list-item>
                <text:p text:style-name="P172"><text:span text:style-name="T1">the most recent objects added to the database, up to as many as specified by :num; returns json hash</text:span></text:p>
              </text:list-item>
            </text:list>
            <text:p text:style-name="P41"><text:span text:style-name="T1"/></text:p>
            <text:p text:style-name="P201"><text:span text:style-name="T1">/attention</text:span></text:p>
            <text:list xml:id="list4436595785427069332" text:style-name="LS18">
              <text:list-item>
                <text:p text:style-name="P173"><text:span text:style-name="T1">lists the tag counts of all objects on server</text:span></text:p>
              </text:list-item>
            </text:list>
            <text:p text:style-name="P41"><text:span text:style-name="T1"/></text:p>
            <text:p text:style-name="P201"><text:span text:style-name="T1">/tag/:tag/json</text:span></text:p>
            <text:list xml:id="list2154887181340960785" text:style-name="LS19">
              <text:list-item>
                <text:p text:style-name="P174"><text:span text:style-name="T1">array of all objects of a given tag. <text:s/>tag can be a simple string tag or a comma-separated list of tags</text:span></text:p>
              </text:list-item>
            </text:list>
            <text:p text:style-name="P41"><text:span text:style-name="T1"/></text:p>
            <text:p text:style-name="P201"><text:span text:style-name="T1">/users/json</text:span></text:p>
            <text:list xml:id="list6081579050189061970" text:style-name="LS20">
              <text:list-item>
                <text:p text:style-name="P175"><text:span text:style-name="T1">all user profiles</text:span></text:p>
              </text:list-item>
            </text:list>
            <text:p text:style-name="P41"><text:span text:style-name="T1"/></text:p>
            <text:p text:style-name="P201"><text:span text:style-name="T1">/users/tag/rdf</text:span></text:p>
            <text:list xml:id="list231670408366457571" text:style-name="LS21">
              <text:list-item>
                <text:p text:style-name="P176"><text:span text:style-name="T1">rdf of all users self tags, one complete RDF graph with foaf:name strings</text:span></text:p>
              </text:list-item>
            </text:list>
            <text:p text:style-name="P41"><text:span text:style-name="T1"/></text:p>
            <text:p text:style-name="P201"><text:span text:style-name="T1">/</text:span><text:span text:style-name="T2">ontology</text:span><text:span text:style-name="T1">/json</text:span></text:p>
            <text:list xml:id="list4503022086394662464" text:style-name="LS22">
              <text:list-item>
                <text:p text:style-name="P177"><text:span text:style-name="T1">entire server </text:span><text:span text:style-name="T2">ontology ( </text:span><text:span text:style-name="T1">tags &amp; properties </text:span><text:span text:style-name="T2">)</text:span></text:p>
              </text:list-item>
            </text:list>
            <text:p text:style-name="P41"><text:span text:style-name="T1"/></text:p>
            <text:p text:style-name="P201"><text:span text:style-name="T1">/wiki/search/:query</text:span></text:p>
            <text:list xml:id="list7925644719228838982" text:style-name="LS23">
              <text:list-item>
                <text:p text:style-name="P178"><text:span text:style-name="T1">returns wikipedia HTML result for a given query</text:span></text:p>
              </text:list-item>
            </text:list>
            <text:p text:style-name="P41"><text:span text:style-name="T1"/></text:p>
            <text:p text:style-name="P201"><text:span text:style-name="T1">/wiki/:tag/html</text:span></text:p>
            <text:list xml:id="list8232778560984176022" text:style-name="LS24">
              <text:list-item>
                <text:p text:style-name="P179"><text:span text:style-name="T1">returns wikipedia HTML result for a specific wikipage</text:span></text:p>
              </text:list-item>
            </text:list>
            <text:p text:style-name="P41"><text:span text:style-name="T1"/></text:p>
            <text:p text:style-name="P201"><text:span text:style-name="T1">/users/plan</text:span></text:p>
            <text:list xml:id="list3995761211880549632" text:style-name="LS25">
              <text:list-item>
                <text:p text:style-name="P180"><text:soft-page-break/><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81"><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text:p>
            <text:p text:style-name="P201"><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81"><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text:p>
            <text:p text:style-name="P201"><text:span text:style-name="T1">/user/:userid/skill/rdf</text:span></text:p>
            <text:list xml:id="list6716096543993706826" text:style-name="LS27">
              <text:list-item>
                <text:p text:style-name="P182"><text:span text:style-name="T1">skill RDF graph</text:span></text:p>
              </text:list-item>
            </text:list>
            <text:p text:style-name="P41"><text:span text:style-name="T1"/></text:p>
            <text:p text:style-name="P201"><text:span text:style-name="T1">/user/:userid/json</text:span></text:p>
            <text:list xml:id="list4521669787428206100" text:style-name="LS28">
              <text:list-item>
                <text:p text:style-name="P183"><text:span text:style-name="T1">all objects by author userid</text:span></text:p>
              </text:list-item>
            </text:list>
            <text:p text:style-name="P41"><text:span text:style-name="T1"/></text:p>
            <text:p text:style-name="P201"><text:span text:style-name="T1">/user/skill/rdf</text:span></text:p>
            <text:list xml:id="list6970442505913632625" text:style-name="LS29">
              <text:list-item>
                <text:p text:style-name="P184"><text:span text:style-name="T1">all agent skills in RDF</text:span></text:p>
              </text:list-item>
            </text:list>
            <text:p text:style-name="P41"><text:span text:style-name="T1"/></text:p>
            <text:p text:style-name="P201"><text:span text:style-name="T1">/user/latest/:num/json</text:span></text:p>
            <text:list xml:id="list274" text:style-name="LS29">
              <text:list-item>
                <text:p text:style-name="P184"><text:span text:style-name="T1">latest :num objects authored by by users</text:span></text:p>
              </text:list-item>
            </text:list>
            <text:p text:style-name="P33"><text:span text:style-name="T1"/></text:p>
            <text:p text:style-name="P203"><text:span text:style-name="T1">/wiki/:wikitags/links/rdf</text:span></text:p>
            <text:list xml:id="list2680674875717769199" text:style-name="LS30">
              <text:list-item>
                <text:p text:style-name="P161"><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2"><text:span text:style-name="T39">"http://www.w3.org/2001/XMLSchema#integer"</text:span><text:span text:style-name="T41"> </text:span><text:span text:style-name="T42">||</text:span></text:p>
            <text:p text:style-name="P42"><text:span text:style-name="T39">"http://www.w3.org/2001/XMLSchema#decimal"</text:span><text:span text:style-name="T41"> </text:span><text:span text:style-name="T42">||</text:span></text:p>
            <text:p text:style-name="P42"><text:span text:style-name="T39">"http://www.w3.org/2001/XMLSchema#double"</text:span><text:span text:style-name="T41"> </text:span><text:span text:style-name="T42">||</text:span></text:p>
            <text:p text:style-name="P42"><text:span text:style-name="T39">"http://www.w3.org/2001/XMLSchema#nonPositiveInteger"</text:span><text:span text:style-name="T41"> </text:span><text:span text:style-name="T42">||</text:span></text:p>
            <text:p text:style-name="P42"><text:span text:style-name="T39">"http://www.w3.org/2001/XMLSchema#negativeInteger"</text:span><text:span text:style-name="T41"> </text:span><text:span text:style-name="T42">||</text:span></text:p>
            <text:p text:style-name="P42"><text:span text:style-name="T39">"http://www.w3.org/2001/XMLSchema#long"</text:span><text:span text:style-name="T41"> </text:span><text:span text:style-name="T42">||</text:span></text:p>
            <text:p text:style-name="P42"><text:span text:style-name="T39">"http://www.w3.org/2001/XMLSchema#int"</text:span><text:span text:style-name="T41"> </text:span><text:span text:style-name="T42">||</text:span></text:p>
            <text:p text:style-name="P42"><text:span text:style-name="T39">"http://www.w3.org/2001/XMLSchema#short"</text:span><text:span text:style-name="T41"> </text:span><text:span text:style-name="T42">||</text:span></text:p>
            <text:p text:style-name="P42"><text:span text:style-name="T39">"http://www.w3.org/2001/XMLSchema#byte"</text:span><text:span text:style-name="T41"> </text:span><text:span text:style-name="T42">||</text:span></text:p>
            <text:p text:style-name="P42"><text:span text:style-name="T39">"http://www.w3.org/2001/XMLSchema#nonNegativeInteger"</text:span><text:span text:style-name="T41"> </text:span><text:span text:style-name="T42">||</text:span></text:p>
            <text:p text:style-name="P42"><text:span text:style-name="T39">"http://www.w3.org/2001/XMLSchema#unsignedLong"</text:span><text:span text:style-name="T41"> </text:span><text:span text:style-name="T42">||</text:span></text:p>
            <text:p text:style-name="P42"><text:span text:style-name="T39">"http://www.w3.org/2001/XMLSchema#unsignedInt"</text:span><text:span text:style-name="T41"> </text:span><text:span text:style-name="T42">||</text:span></text:p>
            <text:p text:style-name="P42"><text:span text:style-name="T39">"http://www.w3.org/2001/XMLSchema#unsignedShort"</text:span><text:span text:style-name="T41"> </text:span><text:span text:style-name="T42">||</text:span></text:p>
            <text:p text:style-name="P42"><text:span text:style-name="T39">"http://www.w3.org/2001/XMLSchema#unsignedByte"</text:span><text:span text:style-name="T41"> </text:span><text:span text:style-name="T42">||</text:span></text:p>
            <text:p text:style-name="P42"><text:span text:style-name="T39">"http://www.w3.org/2001/XMLSchema#positiveInteger"</text:span><text:span text:style-name="T41"> ) {</text:span></text:p>
            <text:p text:style-name="P42"><text:span text:style-name="T39">"http://www.w3.org/2001/XMLSchema#boolean"</text:span><text:span text:style-name="T41">){</text:span></text:p>
            <text:p text:style-name="P42"><text:span text:style-name="T39">"http://www.w3.org/2001/XMLSchema#string"</text:span><text:span text:style-name="T41">){</text:span></text:p>
            <text:p text:style-name="P42"><text:span text:style-name="T39">"http://www.w3.org/2001/XMLSchema#dateTime"</text:span><text:span text:style-name="T41">){</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text:soft-page-break/></text:p>
      <text:p text:style-name="P1"/>
      <text:p text:style-name="P1"/>
      <text:h text:style-name="P96"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15">Extra Data types</text:p>
          <text:list>
            <text:list-item>
              <text:p text:style-name="P215">[see Semantic view]</text:p>
            </text:list-item>
            <text:list-item>
              <text:p text:style-name="P215"><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15">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15">alert messages for when tags are added, ex. rss instructions</text:p>
        </text:list-item>
        <text:list-item>
          <text:p text:style-name="P215">object values</text:p>
          <text:list>
            <text:list-item>
              <text:p text:style-name="P215"><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15">tag and property creation and editing</text:p>
        </text:list-item>
        <text:list-item>
          <text:p text:style-name="P215">property inheritance</text:p>
        </text:list-item>
        <text:list-item>
          <text:p text:style-name="P215">max property arity (default=unlimited &amp; not required)</text:p>
        </text:list-item>
        <text:list-item>
          <text:p text:style-name="P215">subtag matches in relevancy heuristic</text:p>
        </text:list-item>
        <text:list-item>
          <text:p text:style-name="P215">icons for tags and properties</text:p>
          <text:list>
            <text:list-item>
              <text:p text:style-name="P215"><text:span text:style-name="T20">in tag menus</text:span></text:p>
            </text:list-item>
            <text:list-item>
              <text:p text:style-name="P215"><text:span text:style-name="T20">default icon?</text:span></text:p>
            </text:list-item>
            <text:list-item>
              <text:p text:style-name="P215"><text:span text:style-name="T20">icon grow on hover?</text:span></text:p>
            </text:list-item>
          </text:list>
        </text:list-item>
        <text:list-item>
          <text:p text:style-name="P215">tag actions (ex: popup notice)</text:p>
        </text:list-item>
        <text:list-item>
          <text:p text:style-name="P215">hidden tags and properties (ex: for system use, not humans)</text:p>
        </text:list-item>
        <text:list-item>
          <text:p text:style-name="P215"><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3">What it Does</text:span></text:p>
          </table:table-cell>
          <table:table-cell table:style-name="Table11.A1" office:value-type="string">
            <text:p text:style-name="P57"><text:span text:style-name="T3">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212"><text:span text:style-name="T1">Import and Export JSON dump</text:span></text:p>
              </text:list-item>
              <text:list-item>
                <text:p text:style-name="P212"><text:span text:style-name="T1">dht.js</text:span></text:p>
              </text:list-item>
              <text:list-item>
                <text:p text:style-name="P209">Telehash</text:p>
              </text:list-item>
              <text:list-item>
                <text:p text:style-name="P212"><text:span text:style-name="T1">Kademlia </text:span><text:span text:style-name="T7">Kadoh (Kademlia for node.js)</text:span></text:p>
              </text:list-item>
              <text:list-item>
                <text:p text:style-name="P209">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16">Blind</text:p>
        </text:list-item>
        <text:list-item>
          <text:p text:style-name="P216">Deaf</text:p>
        </text:list-item>
        <text:list-item>
          <text:p text:style-name="P216">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3">What it Does</text:span></text:p>
          </table:table-cell>
          <table:table-cell table:style-name="Table12.A1" office:value-type="string">
            <text:p text:style-name="P57"><text:span text:style-name="T3">What it Doesn’t (yet)</text:span></text:p>
          </table:table-cell>
        </table:table-row>
        <table:table-row>
          <table:table-cell table:style-name="Table12.A1" office:value-type="string">
            <text:list xml:id="list321" text:style-name="LS10">
              <text:list-item>
                <text:p text:style-name="P205">Chrome</text:p>
              </text:list-item>
              <text:list-item>
                <text:p text:style-name="P205">Firefox</text:p>
              </text:list-item>
            </text:list>
          </table:table-cell>
          <table:table-cell table:style-name="Table12.A1" office:value-type="string">
            <text:list xml:id="list323" text:style-name="LS11">
              <text:list-item>
                <text:p text:style-name="P228">Android</text:p>
              </text:list-item>
              <text:list-item>
                <text:p text:style-name="P223"><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15"><text:span text:style-name="T46">indexedDB support - enables larger client-side datastore</text:span></text:p>
          <text:list>
            <text:list-item>
              <text:p text:style-name="P215"><text:span text:style-name="T46">with WARNING when quota may be near exceeded</text:span></text:p>
            </text:list-item>
          </text:list>
        </text:list-item>
        <text:list-item>
          <text:p text:style-name="P215">attention vector : map&lt;object,interest&gt;</text:p>
        </text:list-item>
        <text:list-item>
          <text:p text:style-name="P215">forgetting: keeps total # of objects in server and client within range (ex: &lt; 10k) based on attention</text:p>
        </text:list-item>
        <text:list-item>
          <text:p text:style-name="P215">spreading</text:p>
        </text:list-item>
        <text:list-item>
          <text:p text:style-name="P215">importance classifier: classifies incoming objects according to its features to predict the user’s interest in it (0..1.0)</text:p>
          <text:list>
            <text:list-item>
              <text:p text:style-name="P215">author, age, etc..</text:p>
            </text:list-item>
            <text:list-item>
              <text:p text:style-name="P215">use an encog component to automatically learn user’s classification parameters</text:p>
            </text:list-item>
            <text:list-item>
              <text:p text:style-name="P215">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15">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3">What it Does</text:span></text:p>
          </table:table-cell>
          <table:table-cell table:style-name="Table13.A1" office:value-type="string">
            <text:p text:style-name="P57"><text:span text:style-name="T3">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4">[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3">What it Does</text:span></text:p>
          </table:table-cell>
          <table:table-cell table:style-name="Table14.A1" office:value-type="string">
            <text:p text:style-name="P57"><text:span text:style-name="T3">What it Doesn’t (yet)</text:span></text:p>
          </table:table-cell>
        </table:table-row>
        <table:table-row>
          <table:table-cell table:style-name="Table14.A1" office:value-type="string">
            <text:list xml:id="list6595254554661603631" text:style-name="LS40">
              <text:list-item>
                <text:p text:style-name="P225"><text:span text:style-name="T1">OpenLayers 2 (2D)</text:span></text:p>
                <text:list>
                  <text:list-item>
                    <text:p text:style-name="P207">OpenStreetMaps</text:p>
                  </text:list-item>
                  <text:list-item>
                    <text:p text:style-name="P225"><text:span text:style-name="T1">Bing Aerial Layers</text:span></text:p>
                  </text:list-item>
                </text:list>
              </text:list-item>
              <text:list-item>
                <text:p text:style-name="P225"><text:span text:style-name="T1">Cesium (3D)</text:span></text:p>
              </text:list-item>
              <text:list-item>
                <text:p text:style-name="P225"><text:span text:style-name="T1">Displays objects, applying icons where appropriate. <text:s/>Includes clickable vector layer of arbitrary radius</text:span></text:p>
              </text:list-item>
            </text:list>
            <text:list xml:id="list8333799040127414153" text:style-name="LS41">
              <text:list-item>
                <text:p text:style-name="P226"><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27"><text:span text:style-name="T22">Location detection, tracking, and manual repositioning (even without Map view)</text:span></text:p>
              </text:list-item>
              <text:list-item>
                <text:p text:style-name="P227"><text:span text:style-name="T22">Multiple planets</text:span></text:p>
              </text:list-item>
              <text:list-item>
                <text:p text:style-name="P227"><text:span text:style-name="T22">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17">compare relevancy with known data objects, or</text:p>
        </text:list-item>
        <text:list-item>
          <text:p text:style-name="P217">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15">represents the memory w/ relative attention as a selectable list</text:p>
        </text:list-item>
        <text:list-item>
          <text:p text:style-name="P215">type whitelist/blacklist filter (at top, as a popup)</text:p>
        </text:list-item>
        <text:list-item>
          <text:p text:style-name="P215">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15">display marker on clicked map location</text:p>
        </text:list-item>
        <text:list-item>
          <text:p text:style-name="P215">“interview” mode for answering required fields as they become necessary. activated by a flashing button?</text:p>
        </text:list-item>
        <text:list-item>
          <text:p text:style-name="P215">ctrl-enter to send/create</text:p>
        </text:list-item>
        <text:list-item>
          <text:p text:style-name="P215">property widgets for types:</text:p>
          <text:list>
            <text:list-item>
              <text:list>
                <text:list-item>
                  <text:p text:style-name="P215">timepoint (1 calendar with time input)</text:p>
                </text:list-item>
                <text:list-item>
                  <text:p text:style-name="P215">timesegment (2 calendars with time input)</text:p>
                </text:list-item>
                <text:list-item>
                  <text:p text:style-name="P215">real:unit</text:p>
                  <text:list>
                    <text:list-item>
                      <text:p text:style-name="P215">seconds</text:p>
                    </text:list-item>
                    <text:list-item>
                      <text:p text:style-name="P215">meters</text:p>
                    </text:list-item>
                    <text:list-item>
                      <text:p text:style-name="P215">kilograms</text:p>
                    </text:list-item>
                    <text:list-item>
                      <text:p text:style-name="P215">celsius</text:p>
                    </text:list-item>
                    <text:list-item>
                      <text:p text:style-name="P215">joules, watts</text:p>
                    </text:list-item>
                    <text:list-item>
                      <text:p text:style-name="P215">[all SI units]</text:p>
                    </text:list-item>
                    <text:list-item>
                      <text:p text:style-name="P215">...</text:p>
                    </text:list-item>
                  </text:list>
                </text:list-item>
                <text:list-item>
                  <text:p text:style-name="P215">texthash</text:p>
                </text:list-item>
                <text:list-item>
                  <text:p text:style-name="P215">object:tag with dynamic combobox selector of all tags, by package or hierarchy</text:p>
                </text:list-item>
                <text:list-item>
                  <text:p text:style-name="P215">object:[tag] with dynamic combobox selector of all instances of a specific tag</text:p>
                </text:list-item>
                <text:list-item>
                  <text:p text:style-name="P215">livetext (a realtime collaborative text editor via ShareJS)</text:p>
                </text:list-item>
                <text:list-item>
                  <text:p text:style-name="P215">[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7">What it Does</text:span></text:p>
          </table:table-cell>
          <table:table-cell table:style-name="Table15.A1" office:value-type="string">
            <text:p text:style-name="P57"><text:span text:style-name="T47">What it Doesn’t (yet)</text:span></text:p>
          </table:table-cell>
        </table:table-row>
        <table:table-row>
          <table:table-cell table:style-name="Table15.A1" office:value-type="string">
            <text:p text:style-name="P58"><text:span text:style-name="T48">Dynamically filter by tags (checkboxes)</text:span></text:p>
          </table:table-cell>
          <table:table-cell table:style-name="Table15.A1" office:value-type="string">
            <text:list xml:id="list401" text:style-name="LS13">
              <text:list-item>
                <text:p text:style-name="P211"><text:span text:style-name="T48">highlight currently selected tag(s)</text:span></text:p>
              </text:list-item>
              <text:list-item>
                <text:p text:style-name="P211"><text:span text:style-name="T48">allow multiple tag selection</text:span></text:p>
              </text:list-item>
              <text:list-item>
                <text:p text:style-name="P211"><text:span text:style-name="T48">allow strength-based tag selection</text:span></text:p>
              </text:list-item>
              <text:list-item>
                <text:p text:style-name="P211"><text:span text:style-name="T48">order by most tags</text:span></text:p>
              </text:list-item>
              <text:list-item>
                <text:p text:style-name="P211"><text:span text:style-name="T48">show other information about each tag, live update where necessary</text:span></text:p>
              </text:list-item>
              <text:list-item>
                <text:p text:style-name="P211"><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11"><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11"><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15"><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15">ivan’s circle menu</text:p>
        </text:list-item>
        <text:list-item>
          <text:p text:style-name="P215">metamaps spinning carousel menu</text:p>
        </text:list-item>
        <text:list-item>
          <text:p text:style-name="P215"><text:span text:style-name="T19">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15">Sort by distance | last activity</text:p>
        </text:list-item>
      </text:list>
      <text:h text:style-name="P96" text:outline-level="10"><text:bookmark text:name="h.r8m7vi6s1sfs"/>Focus Keyword</text:h>
      <text:p text:style-name="P44"><text:span text:style-name="T19">TODO</text:span> Filtering by keyword.</text:p>
      <text:h text:style-name="P84" text:outline-level="10"><text:bookmark text:name="h.k1jvsv5q5trx"/><office:annotation><dc:date>0000-00-00T00:00:00</dc:date><text:p text:style-name="P247"><text:span text:style-name="T1">Dorotea Mar:</text:span></text:p><text:p text:style-name="P247"><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15">includes map, recent items, and stats</text:p>
        </text:list-item>
        <text:list-item>
          <text:p text:style-name="P215">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18">jQuery plugin, with demonstrated multi-instantiability on single document OK</text:p>
        </text:list-item>
        <text:list-item>
          <text:p text:style-name="P218">Sentencizing OK</text:p>
        </text:list-item>
        <text:list-item>
          <text:p text:style-name="P218">Text-to-speech</text:p>
        </text:list-item>
        <text:list-item>
          <text:p text:style-name="P218">Preserve links and images in frames</text:p>
        </text:list-item>
        <text:list-item>
          <text:p text:style-name="P218">Image Search</text:p>
        </text:list-item>
        <text:list-item>
          <text:p text:style-name="P218">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19">Rapid presentation mode: “Neuro Download”</text:p>
        </text:list-item>
      </text:list>
      <text:h text:style-name="P94" text:outline-level="10"><text:bookmark text:name="h.e4dxek95zlgo"/>Table View</text:h>
      <text:p text:style-name="P3">TODO</text:p>
      <text:list xml:id="list428" text:style-name="LS13">
        <text:list-item>
          <text:p text:style-name="P215">ex: jquery-table</text:p>
        </text:list-item>
      </text:list>
      <text:h text:style-name="P94" text:outline-level="10"><text:bookmark text:name="h.ae0g9vmfjx0g"/>List View</text:h>
      <text:p text:style-name="P3">TODO</text:p>
      <text:list xml:id="list429" text:style-name="LS13">
        <text:list-item>
          <text:p text:style-name="P215">pin pinned objects to the top</text:p>
        </text:list-item>
        <text:list-item>
          <text:p text:style-name="P215">exclude / include by tag</text:p>
        </text:list-item>
        <text:list-item>
          <text:p text:style-name="P215">replies, threaded replies</text:p>
        </text:list-item>
        <text:list-item>
          <text:p text:style-name="P215">clone it or save as a self-contained report object which can be shared</text:p>
        </text:list-item>
        <text:list-item>
          <text:p text:style-name="P215">correct pagination</text:p>
        </text:list-item>
      </text:list>
      <text:h text:style-name="P94" text:outline-level="10"><text:bookmark text:name="h.tvp6rwgtqmzm"/>Grid View</text:h>
      <text:p text:style-name="P3">TODO</text:p>
      <text:list xml:id="list434" text:style-name="LS13">
        <text:list-item>
          <text:p text:style-name="P215">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15">create new object properties between visible items</text:p>
          <text:list>
            <text:list-item>
              <text:p text:style-name="P215">drag and draw a line</text:p>
            </text:list-item>
            <text:list-item>
              <text:p text:style-name="P215">select them in sequence (1st and 2nd)</text:p>
            </text:list-item>
          </text:list>
        </text:list-item>
        <text:list-item>
          <text:p text:style-name="P215">handle graph streaming</text:p>
        </text:list-item>
        <text:list-item>
          <text:p text:style-name="P215">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15">Extra OpenLayers layers: Google, Bing, etc..</text:p>
        </text:list-item>
        <text:list-item>
          <text:p text:style-name="P215">Self Marker</text:p>
          <text:list>
            <text:list-item>
              <text:p text:style-name="P215">Draggable (sets Self geolocation)</text:p>
            </text:list-item>
            <text:list-item>
              <text:p text:style-name="P215">with Avatar Icon</text:p>
            </text:list-item>
          </text:list>
        </text:list-item>
        <text:list-item>
          <text:p text:style-name="P215">animated map markers to indicate indefinite sphere of influence (min/max radii)</text:p>
          <text:list>
            <text:list-item>
              <text:p text:style-name="P215">You change the geometry of a feature and then you have to redraw the feature<text:line-break/>feature.geometry.rotate(angle, origin); feature.layer.drawFeature(feature);</text:p>
            </text:list-item>
          </text:list>
        </text:list-item>
        <text:list-item>
          <text:p text:style-name="P215">clustering: </text:p>
          <text:list>
            <text:list-item>
              <text:p text:style-name="P215"><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15"><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15"><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15"><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15">Scan</text:p>
          <text:list>
            <text:list-item>
              <text:p text:style-name="P215">get local results from server</text:p>
            </text:list-item>
          </text:list>
        </text:list-item>
        <text:list-item>
          <text:p text:style-name="P215">set current location</text:p>
        </text:list-item>
        <text:list-item>
          <text:p text:style-name="P215">optimized distance nearness function that can return false early in the computation (ex: already too far if dx &gt; maxDist^2)</text:p>
        </text:list-item>
        <text:list-item>
          <text:p text:style-name="P215">create new object at location</text:p>
        </text:list-item>
        <text:list-item>
          <text:p text:style-name="P215">create new object of specific radius</text:p>
        </text:list-item>
        <text:list-item>
          <text:p text:style-name="P215">create new object of specific polygon</text:p>
        </text:list-item>
        <text:list-item>
          <text:p text:style-name="P215">calculate routes for map line</text:p>
        </text:list-item>
        <text:list-item>
          <text:p text:style-name="P215">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15">timeslider to adjust current time to compare ‘recent’ to</text:p>
        </text:list-item>
        <text:list-item>
          <text:p text:style-name="P215">Animation</text:p>
          <text:list>
            <text:list-item>
              <text:p text:style-name="P215">Cyclical Zoom-in / Zoom-out</text:p>
            </text:list-item>
          </text:list>
        </text:list-item>
        <text:list-item>
          <text:p text:style-name="P215">Display all tag icons for a given object</text:p>
          <text:list>
            <text:list-item>
              <text:p text:style-name="P215">periodically changing to next one</text:p>
            </text:list-item>
          </text:list>
        </text:list-item>
        <text:list-item>
          <text:p text:style-name="P215">semantic heatmap</text:p>
          <text:list>
            <text:list-item>
              <text:p text:style-name="P215"><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15">geolocate: find location by name</text:p>
          <text:list>
            <text:list-item>
              <text:p text:style-name="P215"><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15"><text:a xlink:type="simple" xlink:href="http://cesium.agi.com/"><text:span text:style-name="T11">Cesium</text:span></text:a> as alternative to OpenLayers</text:p>
        </text:list-item>
      </text:list>
      <text:h text:style-name="P94" text:outline-level="10"><text:bookmark text:name="h.ahn8fu1jybmm"/>Timeline View</text:h>
      <text:p text:style-name="P3">TODO</text:p>
      <text:list xml:id="list474" text:style-name="LS13">
        <text:list-item>
          <text:p text:style-name="P215">event labels, icons, colors</text:p>
        </text:list-item>
        <text:list-item>
          <text:p text:style-name="P215">category filters</text:p>
        </text:list-item>
        <text:list-item>
          <text:p text:style-name="P215">input: focus history</text:p>
        </text:list-item>
        <text:list-item>
          <text:p text:style-name="P215">demo: stock data</text:p>
        </text:list-item>
        <text:list-item>
          <text:p text:style-name="P215">demo: fukushima timeplot data</text:p>
        </text:list-item>
      </text:list>
      <text:p text:style-name="P61"/>
      <text:h text:style-name="P94" text:outline-level="10"><text:bookmark text:name="h.os3nowd9a4kh"/>Analytics View</text:h>
      <text:p text:style-name="P3">TODO</text:p>
      <text:list xml:id="list479" text:style-name="LS13">
        <text:list-item>
          <text:p text:style-name="P215">avg # of properties per object</text:p>
        </text:list-item>
        <text:list-item>
          <text:p text:style-name="P215">avg # of tags per object</text:p>
        </text:list-item>
        <text:list-item>
          <text:p text:style-name="P215">avg # of supertags &amp; subtags</text:p>
        </text:list-item>
        <text:list-item>
          <text:p text:style-name="P215"># of instances of each property</text:p>
        </text:list-item>
        <text:list-item>
          <text:p text:style-name="P215"># of instances of each tag</text:p>
        </text:list-item>
        <text:list-item>
          <text:p text:style-name="P215">Download as JSON</text:p>
        </text:list-item>
        <text:list-item>
          <text:p text:style-name="P215">Relationships between combinations of Interests</text:p>
        </text:list-item>
        <text:list-item>
          <text:p text:style-name="P215">Focus History</text:p>
          <text:list>
            <text:list-item>
              <text:p text:style-name="P215">discrete totals (ex: each 1s, 5s) , computed locally &amp; on server</text:p>
              <text:list>
                <text:list-item>
                  <text:p text:style-name="P215">Time-sampled Individual History (client-collected)</text:p>
                </text:list-item>
                <text:list-item>
                  <text:p text:style-name="P215">Time-sampled Team History (server-collected)</text:p>
                </text:list-item>
              </text:list>
            </text:list-item>
            <text:list-item>
              <text:p text:style-name="P215">Interest Timeline, Line Chart</text:p>
            </text:list-item>
            <text:list-item>
              <text:p text:style-name="P215">FB-style Timeline</text:p>
            </text:list-item>
            <text:list-item>
              <text:p text:style-name="P215">Cortexitized Narrative</text:p>
            </text:list-item>
            <text:list-item>
              <text:p text:style-name="P215">Load, Save, Share</text:p>
            </text:list-item>
            <text:list-item>
              <text:p text:style-name="P215">Import</text:p>
              <text:list>
                <text:list-item>
                  <text:p text:style-name="P215">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15">Server plugins provide Focus modes to client</text:p>
        </text:list-item>
      </text:list>
      <text:h text:style-name="P76" text:outline-level="10"><text:bookmark text:name="h.sluvipli6v5q"/>Facetime Plugin</text:h>
      <text:p text:style-name="P3">TODO</text:p>
      <text:list xml:id="list497" text:style-name="LS13">
        <text:list-item>
          <text:p text:style-name="P215">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15">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15">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15">get craigslist items from appropriate RSS feed, and apply relevant tags</text:p>
        </text:list-item>
        <text:list-item>
          <text:p text:style-name="P215">craigslist enhancements</text:p>
        </text:list-item>
      </text:list>
      <text:h text:style-name="P76" text:outline-level="10"><text:bookmark text:name="h.549nhwcbra60"/>Other Plugins</text:h>
      <text:p text:style-name="P3">TODO</text:p>
      <text:list xml:id="list502" text:style-name="LS13">
        <text:list-item>
          <text:list>
            <text:list-item>
              <text:p text:style-name="P215">“happy &lt;-&gt; sad” / “rich &lt;-&gt; poor” @afxdeadcode bot functionality</text:p>
            </text:list-item>
            <text:list-item>
              <text:p text:style-name="P215"><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20">Environment-dependent (relevance predicate)</text:p>
        </text:list-item>
        <text:list-item>
          <text:p text:style-name="P220">Chat Bots</text:p>
        </text:list-item>
        <text:list-item>
          <text:p text:style-name="P220">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15">demographics reports: produce data reports of analyzed trends, sentiments, etc.. useful for selling to marketing business.</text:p>
            </text:list-item>
            <text:list-item>
              <text:p text:style-name="P215">product wars: incite fights between consumers of competing products</text:p>
            </text:list-item>
            <text:list-item>
              <text:p text:style-name="P215">twitter local tweets:</text:p>
              <text:list>
                <text:list-item>
                  <text:p text:style-name="P215">eliminate searches that are too close. if 2 users are too close their searches might be redundant. <text:s/>this is a simple threshold optimization</text:p>
                </text:list-item>
              </text:list>
            </text:list-item>
            <text:list-item>
              <text:p text:style-name="P215">twitter output : transmits objects that have ‘SendToTwitter’ tag (replaces with SentToTwitter, or replaces with “TooLargeForTwitter” if too large). <text:s/></text:p>
              <text:list>
                <text:list-item>
                  <text:p text:style-name="P215">SendToTwitter(username=...) if multiple bots are registered on the server</text:p>
                </text:list-item>
                <text:list-item>
                  <text:p text:style-name="P215">attempt to send pending replies to messages previously received from twitter</text:p>
                </text:list-item>
              </text:list>
            </text:list-item>
            <text:list-item>
              <text:p text:style-name="P215">OSM: interest (“curiosity”) in amenities for a given location is noticed by the plugin to yield the OSM amenity data</text:p>
            </text:list-item>
            <text:list-item>
              <text:p text:style-name="P215">RSS: created post objects inherit all other tags of the (creating) feed</text:p>
            </text:list-item>
            <text:list-item>
              <text:p text:style-name="P215">“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3">What it Does</text:span></text:p>
          </table:table-cell>
          <table:table-cell table:style-name="Table16.A1" office:value-type="string">
            <text:p text:style-name="P57"><text:span text:style-name="T3">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213"><office:annotation><dc:date>0000-00-00T00:00:00</dc:date><text:p text:style-name="P247"><text:span text:style-name="T1">Eimhin David:</text:span></text:p><text:p text:style-name="P247"><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13"><text:span text:style-name="T52">Post photo/video/audio clips to map markers with time stamps, and the ability to view the content in a popup balloon or rss feed.</text:span></text:p>
              </text:list-item>
              <text:list-item>
                <text:p text:style-name="P213"><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13"><text:span text:style-name="T52">Subscribe to text/sms/email updates for events you predefine (environmental pollution, 50 mile radius from my home, email me or tsunami alert/earthquake/tornado)</text:span></text:p>
              </text:list-item>
              <text:list-item>
                <text:p text:style-name="P213"><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13"><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13"><text:span text:style-name="T52">Post anonymous content, which is private and encrypted (long term goal)</text:span></text:p>
              </text:list-item>
              <text:list-item>
                <text:p text:style-name="P213"><text:span text:style-name="T52">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21">geographic nearness and interest matching heuristic</text:p>
        </text:list-item>
        <text:list-item>
          <text:p text:style-name="P221">roster: show team (members of semantic space)</text:p>
        </text:list-item>
        <text:list-item>
          <text:p text:style-name="P221">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1">From the post:</text:span></text:p>
      <text:p text:style-name="P68"/>
      <text:p text:style-name="P72"><text:span text:style-name="T31">* Anything in the master branch is deployable</text:span></text:p>
      <text:p text:style-name="P72"><text:span text:style-name="T31">* To work on something new, create a descriptively named branch off of master (ie: new-oauth2-scopes)</text:span></text:p>
      <text:p text:style-name="P72"><text:span text:style-name="T31">* Commit to that branch locally and regularly push your work to the same named branch on the server</text:span></text:p>
      <text:p text:style-name="P72"><text:span text:style-name="T31">* When you need feedback or help, or you think the branch is ready for merging, open a pull request</text:span></text:p>
      <text:p text:style-name="P72"><text:span text:style-name="T31">* After someone else has reviewed and signed off on the feature, you can merge it into master</text:span></text:p>
      <text:p text:style-name="P72"><text:span text:style-name="T31">*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3">What it Does</text:span></text:p>
          </table:table-cell>
          <table:table-cell table:style-name="Table17.A1" office:value-type="string">
            <text:p text:style-name="P57"><text:span text:style-name="T3">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15"><text:span text:style-name="T34">send essential objects on connect:</text:span></text:p>
              <text:list>
                <text:list-item>
                  <text:p text:style-name="P215"><text:span text:style-name="T36">user’s own objects “mine”</text:span></text:p>
                </text:list-item>
                <text:list-item>
                  <text:p text:style-name="P229">tags</text:p>
                </text:list-item>
                <text:list-item>
                  <text:p text:style-name="P215"><text:span text:style-name="T34">most recent</text:span></text:p>
                </text:list-item>
              </text:list>
            </text:list-item>
            <text:list-item>
              <text:p text:style-name="P230">getGeolocation</text:p>
              <text:list>
                <text:list-item>
                  <text:p text:style-name="P215"><text:span text:style-name="T34">consider both primitive spacepoint property and first property with it</text:span></text:p>
                </text:list-item>
              </text:list>
            </text:list-item>
            <text:list-item>
              <text:p text:style-name="P215"><text:span text:style-name="T34">fix relevant not updating when /tag/ accessed</text:span></text:p>
            </text:list-item>
            <text:list-item>
              <text:p text:style-name="P215"><text:span text:style-name="T34">add primitive tag</text:span></text:p>
            </text:list-item>
            <text:list-item>
              <text:p text:style-name="P215"><text:span text:style-name="T34">add color primitive data type</text:span></text:p>
            </text:list-item>
            <text:list-item>
              <text:p text:style-name="P215"><text:span text:style-name="T34">add tag property, with type select (requires new meta-primitive)</text:span></text:p>
            </text:list-item>
            <text:list-item>
              <text:p text:style-name="P215"><text:span text:style-name="T34">db stores involved tags as cache for fast index queries; removes the cache property from retrieved DB object</text:span></text:p>
            </text:list-item>
            <text:list-item>
              <text:p text:style-name="P215"><text:span text:style-name="T34">CompleteObject loaded from menu/url</text:span></text:p>
            </text:list-item>
            <text:list-item>
              <text:p text:style-name="P215"><text:span text:style-name="T34">complete object manipulation unit tests</text:span></text:p>
            </text:list-item>
            <text:list-item>
              <text:p text:style-name="P215"><text:span text:style-name="T31">fix the matching plugins, for basic object matching</text:span></text:p>
              <text:list>
                <text:list-item>
                  <text:p text:style-name="P215"><text:span text:style-name="T31">human age match</text:span></text:p>
                </text:list-item>
                <text:list-item>
                  <text:p text:style-name="P215"><text:span text:style-name="T31">musical instrument match</text:span></text:p>
                </text:list-item>
              </text:list>
            </text:list-item>
            <text:list-item>
              <text:p text:style-name="P215"><text:span text:style-name="T34">obey min/max property arity, affects tag display and property adding behavior</text:span></text:p>
            </text:list-item>
            <text:list-item>
              <text:p text:style-name="P215">on startup, download all of a user’s objects first, then get other objects according to interests and recency. </text:p>
              <text:list>
                <text:list-item>
                  <text:p text:style-name="P215"><text:s/>interest modes:</text:p>
                  <text:list>
                    <text:list-item>
                      <text:p text:style-name="P215">geolocation</text:p>
                    </text:list-item>
                    <text:list-item>
                      <text:p text:style-name="P215">tag vector</text:p>
                    </text:list-item>
                    <text:list-item>
                      <text:p text:style-name="P215"/>
                    </text:list-item>
                  </text:list>
                </text:list-item>
              </text:list>
            </text:list-item>
            <text:list-item>
              <text:p text:style-name="P215">add a restartEvery parameter to plugins to have them stopped and restarted at periodic intervals</text:p>
            </text:list-item>
            <text:list-item>
              <text:p text:style-name="P215">tag recommendations:</text:p>
              <text:list>
                <text:list-item>
                  <text:p text:style-name="P215">stemming on english words</text:p>
                  <text:list>
                    <text:list-item>
                      <text:p text:style-name="P215"><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15">variable score result 0..1.0, indicated with sort order and font size</text:p>
                </text:list-item>
                <text:list-item>
                  <text:p text:style-name="P215">display in bottom section below all tags</text:p>
                </text:list-item>
                <text:list-item>
                  <text:p text:style-name="P215">mouseover indicates reason for selection (can be just “matched keyword” but grow to cover future inference abilities)</text:p>
                </text:list-item>
              </text:list>
            </text:list-item>
            <text:list-item>
              <text:p text:style-name="P215"><text:soft-page-break/><text:span text:style-name="T34">find relevant (geographically near) objects when only a spacepoint is in (edited) focus</text:span></text:p>
            </text:list-item>
            <text:list-item>
              <text:p text:style-name="P215"><text:span text:style-name="T34">indicate when the DB isnt running</text:span></text:p>
            </text:list-item>
            <text:list-item>
              <text:p text:style-name="P215"><text:span text:style-name="T34">merge properties from duplicate tags on ontology loads</text:span></text:p>
            </text:list-item>
            <text:list-item>
              <text:p text:style-name="P215">outer space aware</text:p>
              <text:list>
                <text:list-item>
                  <text:p text:style-name="P215">time delta + space distance direction altitude</text:p>
                </text:list-item>
                <text:list-item>
                  <text:p text:style-name="P215">example: <text:span text:style-name="T19">1 day ago | 3.2 km NW up 16.1m</text:span></text:p>
                </text:list-item>
              </text:list>
            </text:list-item>
            <text:list-item>
              <text:p text:style-name="P215"><text:span text:style-name="T54">user IP -&gt; becomes a known IP object that can become geo-IP resolved as a “location of interest” to ponder inference results</text:span></text:p>
            </text:list-item>
            <text:list-item>
              <text:p text:style-name="P215"><text:span text:style-name="T54">mousewheel on applied Tag to adjust strength; adjusts font-size of displayed applied tag</text:span></text:p>
            </text:list-item>
            <text:list-item>
              <text:p text:style-name="P215"><text:span text:style-name="T54">loaded and unloaded plugins reified as objects themselves</text:span></text:p>
            </text:list-item>
            <text:list-item>
              <text:p text:style-name="P215"><text:span text:style-name="T54">“Forecast” tag modeled after Foresight Engine</text:span></text:p>
              <text:list>
                <text:list-item>
                  <text:p text:style-name="P215"><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15"><text:span text:style-name="T55">Then they play cards: Twitter-length forecasts (140 characters or less) that represent their best thinking. They can start a chain of cards or they can build on cards that others play. </text:span></text:p>
                </text:list-item>
                <text:list-item>
                  <text:p text:style-name="P215"><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15"><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15"><text:span text:style-name="T55">No way!” If you disagree, play an antagonism card.</text:span></text:p>
                    </text:list-item>
                    <text:list-item>
                      <text:p text:style-name="P215"><text:span text:style-name="T55">“Yes! And…” If you agree, play a momentum card.</text:span></text:p>
                    </text:list-item>
                    <text:list-item>
                      <text:p text:style-name="P215"><text:span text:style-name="T55">“Yes! But…” If you agree, but if you can imagine the idea playing out differently in your field or part of the world, play an adaptation card.</text:span></text:p>
                    </text:list-item>
                    <text:list-item>
                      <text:p text:style-name="P215"><text:span text:style-name="T55">“Hmmm…” If you have a follow-up question, play an investigation card.</text:span></text:p>
                    </text:list-item>
                  </text:list>
                </text:list-item>
              </text:list>
            </text:list-item>
            <text:list-item>
              <text:p text:style-name="P215"><text:span text:style-name="T54">make cortexit.js optional using try/catch on module require</text:span></text:p>
            </text:list-item>
            <text:list-item>
              <text:p text:style-name="P215"><text:span text:style-name="T54">completely modularize the focus and view system, to include a ‘canView(x)’ function to determine whether view is applicable to focused object, whether it is a single object or a collection (array)</text:span></text:p>
            </text:list-item>
            <text:list-item>
              <text:p text:style-name="P215">object properties</text:p>
              <text:list>
                <text:list-item>
                  <text:p text:style-name="P215">shown in graph view as edges</text:p>
                </text:list-item>
              </text:list>
            </text:list-item>
            <text:list-item>
              <text:p text:style-name="P215"><text:span text:style-name="T34">remove text display of name in message, just add ‘title=’ to displayed avatar icon</text:span></text:p>
            </text:list-item>
            <text:list-item>
              <text:p text:style-name="P215"><text:span text:style-name="T34">add ‘(Me)’ to a displayed Self object that matches clientID</text:span></text:p>
            </text:list-item>
            <text:list-item>
              <text:p text:style-name="P215"><text:span text:style-name="T34">team focus w/ filter for individual authors</text:span></text:p>
              <text:list>
                <text:list-item>
                  <text:p text:style-name="P215"><text:span text:style-name="T34">private message</text:span></text:p>
                </text:list-item>
                <text:list-item>
                  <text:p text:style-name="P215"><text:span text:style-name="T34">private video conference</text:span></text:p>
                </text:list-item>
                <text:list-item>
                  <text:p text:style-name="P215"><text:span text:style-name="T34">“pay...”</text:span></text:p>
                </text:list-item>
                <text:list-item>
                  <text:p text:style-name="P215"><text:span text:style-name="T34">trust: unknown</text:span></text:p>
                </text:list-item>
                <text:list-item>
                  <text:p text:style-name="P215"><text:span text:style-name="T34">last activity: unknown</text:span></text:p>
                </text:list-item>
              </text:list>
            </text:list-item>
            <text:list-item>
              <text:p text:style-name="P215"><text:span text:style-name="T34">cloning adds ‘clonedFrom:’ field</text:span></text:p>
            </text:list-item>
            <text:list-item>
              <text:p text:style-name="P215"><text:span text:style-name="T34">“Understand” focus - natural language input w/ iterative disambiguation per sentence</text:span></text:p>
            </text:list-item>
            <text:list-item>
              <text:p text:style-name="P215"><text:soft-page-break/><text:span text:style-name="T34">initMiniMap() - should use self’s geolocation as default starting position</text:span></text:p>
            </text:list-item>
            <text:list-item>
              <text:p text:style-name="P215"><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15">proxy file request caching to avoid refetching on repeated or same requests from multiple people</text:p>
            </text:list-item>
            <text:list-item>
              <text:p text:style-name="P215">use default view on startup, don’t leave blank</text:p>
            </text:list-item>
            <text:list-item>
              <text:p text:style-name="P215">“see relevant” item in focus save menu (underneath ‘export’) -&gt; set list semantics to relevance, etc.. update view</text:p>
            </text:list-item>
            <text:list-item>
              <text:p text:style-name="P215">“team” main menu link = relevant to “user” = /tag/general.User</text:p>
            </text:list-item>
            <text:list-item>
              <text:p text:style-name="P215">tag cloud in report with links to /tag/*</text:p>
            </text:list-item>
            <text:list-item>
              <text:p text:style-name="P215">layouts:</text:p>
              <text:list>
                <text:list-item>
                  <text:p text:style-name="P215">hide / minimize / maximize (like blogger) focus section</text:p>
                </text:list-item>
              </text:list>
            </text:list-item>
            <text:list-item>
              <text:p text:style-name="P215">themes</text:p>
              <text:list>
                <text:list-item>
                  <text:p text:style-name="P215">styling of tag buttons both in focus editor and in object view to resemble each other</text:p>
                </text:list-item>
                <text:list-item>
                  <text:p text:style-name="P215">...automatically download and install css/bootstrap themes?</text:p>
                </text:list-item>
                <text:list-item>
                  <text:p text:style-name="P215">sounds?</text:p>
                </text:list-item>
              </text:list>
            </text:list-item>
            <text:list-item>
              <text:p text:style-name="P215">ontology search: include matches for tags and properties, their names and descriptions</text:p>
            </text:list-item>
            <text:list-item>
              <text:p text:style-name="P215">“traveling mode“ and advanced location settings, including basic location selector modal dialog</text:p>
            </text:list-item>
            <text:list-item>
              <text:p text:style-name="P215">_.extend() objects with utility methods</text:p>
            </text:list-item>
            <text:list-item>
              <text:p text:style-name="P215">focus/popup a specific object, fullscreen</text:p>
            </text:list-item>
            <text:list-item>
              <text:p text:style-name="P215">{Live update | Pagination} modes</text:p>
            </text:list-item>
            <text:list-item>
              <text:p text:style-name="P215">Relevance highlights tag button widgets (which are used in both focus editor and object viewer)</text:p>
            </text:list-item>
            <text:list-item>
              <text:p text:style-name="P215">fontsize adjust slider(s)</text:p>
            </text:list-item>
            <text:list-item>
              <text:p text:style-name="P215"><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15">text-to-speech</text:p>
            </text:list-item>
            <text:list-item>
              <text:p text:style-name="P215">plugin dependencies</text:p>
            </text:list-item>
            <text:list-item>
              <text:p text:style-name="P215">mobile site (extensive use of modal dialogs and sliding/toggling modes)</text:p>
            </text:list-item>
            <text:list-item>
              <text:p text:style-name="P215">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15">popup/tooltip wikipedia mobile view for annotated terms. ex: “Food” -&gt; en.wikipedia.org/wiki/Food</text:p>
            </text:list-item>
            <text:list-item>
              <text:p text:style-name="P215">modify timeago plugin to display “1.3 days ago” (extra decimal place for increased accuracy) instead of just “1 day ago” and similarly for other larger-than-insignificant measurements</text:p>
            </text:list-item>
            <text:list-item>
              <text:p text:style-name="P215">favorites: keeps attention “pinned” for certain objects at varying levels; ensures they wont be forgotten</text:p>
            </text:list-item>
            <text:list-item>
              <text:p text:style-name="P215"><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4">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193">Biometrics</text:p>
                <text:list>
                  <text:list-item>
                    <text:p text:style-name="P193">Age</text:p>
                  </text:list-item>
                  <text:list-item>
                    <text:p text:style-name="P193">Weight</text:p>
                  </text:list-item>
                  <text:list-item>
                    <text:p text:style-name="P193">Height</text:p>
                  </text:list-item>
                  <text:list-item>
                    <text:p text:style-name="P193">Gender</text:p>
                  </text:list-item>
                  <text:list-item>
                    <text:p text:style-name="P193">Temperature</text:p>
                  </text:list-item>
                  <text:list-item>
                    <text:p text:style-name="P193">Ethnicity</text:p>
                  </text:list-item>
                  <text:list-item>
                    <text:p text:style-name="P199"><text:span text:style-name="T1">Blood type</text:span></text:p>
                  </text:list-item>
                  <text:list-item>
                    <text:p text:style-name="P193">Genetics</text:p>
                  </text:list-item>
                  <text:list-item>
                    <text:p text:style-name="P199"><text:span text:style-name="T1">Pulse Rate &amp; Variability</text:span></text:p>
                  </text:list-item>
                  <text:list-item>
                    <text:p text:style-name="P199"><text:span text:style-name="T1">Blood Pressure</text:span></text:p>
                  </text:list-item>
                  <text:list-item>
                    <text:p text:style-name="P199"><text:span text:style-name="T1">Breathing Rate</text:span></text:p>
                  </text:list-item>
                  <text:list-item>
                    <text:p text:style-name="P193">...</text:p>
                  </text:list-item>
                </text:list>
              </text:list-item>
              <text:list-item>
                <text:p text:style-name="P199"><text:span text:style-name="T1">Hunger / Thirst</text:span></text:p>
                <text:list>
                  <text:list-item>
                    <text:p text:style-name="P193">...</text:p>
                  </text:list-item>
                </text:list>
              </text:list-item>
              <text:list-item>
                <text:p text:style-name="P193">Memory</text:p>
              </text:list-item>
              <text:list-item>
                <text:p text:style-name="P194">Focus</text:p>
              </text:list-item>
              <text:list-item>
                <text:p text:style-name="P194">Mood</text:p>
                <text:list>
                  <text:list-item>
                    <text:p text:style-name="P194">Stability</text:p>
                  </text:list-item>
                  <text:list-item>
                    <text:p text:style-name="P162"><text:span text:style-name="T1">Presence of Depression</text:span></text:p>
                  </text:list-item>
                  <text:list-item>
                    <text:p text:style-name="P162"><text:span text:style-name="T1">Presence of Euphoria</text:span></text:p>
                  </text:list-item>
                </text:list>
              </text:list-item>
              <text:list-item>
                <text:p text:style-name="P194">Energy</text:p>
              </text:list-item>
              <text:list-item>
                <text:p text:style-name="P194">Relax</text:p>
              </text:list-item>
              <text:list-item>
                <text:p text:style-name="P162"><text:span text:style-name="T1">Athletic Performance</text:span></text:p>
              </text:list-item>
              <text:list-item>
                <text:p text:style-name="P194">Illness</text:p>
              </text:list-item>
              <text:list-item>
                <text:p text:style-name="P194">Injury</text:p>
                <text:list>
                  <text:list-item>
                    <text:p text:style-name="P162"><text:span text:style-name="T1">[per body part]</text:span></text:p>
                  </text:list-item>
                </text:list>
              </text:list-item>
              <text:list-item>
                <text:p text:style-name="P162"><text:span text:style-name="T1">Need to Detox and Stop...</text:span></text:p>
                <text:list>
                  <text:list-item>
                    <text:p text:style-name="P162"><text:span text:style-name="T1">Alcohol Addiction</text:span></text:p>
                  </text:list-item>
                  <text:list-item>
                    <text:p text:style-name="P162"><text:span text:style-name="T1">Opiate Addiction</text:span></text:p>
                  </text:list-item>
                  <text:list-item>
                    <text:p text:style-name="P162"><text:span text:style-name="T1">Cocaine / Amphetamine Addiction</text:span></text:p>
                  </text:list-item>
                  <text:list-item>
                    <text:p text:style-name="P162"><text:span text:style-name="T1">Benzodiazepine Addiction</text:span></text:p>
                  </text:list-item>
                  <text:list-item>
                    <text:p text:style-name="P162"><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63"><text:span text:style-name="T1">Time </text:span></text:p>
                <text:list>
                  <text:list-item>
                    <text:p text:style-name="P163"><text:span text:style-name="T1">of Day</text:span></text:p>
                  </text:list-item>
                  <text:list-item>
                    <text:p text:style-name="P163"><text:soft-page-break/><text:span text:style-name="T1">of Year</text:span></text:p>
                  </text:list-item>
                </text:list>
              </text:list-item>
              <text:list-item>
                <text:p text:style-name="P195">Weather</text:p>
                <text:list>
                  <text:list-item>
                    <text:p text:style-name="P163"><text:span text:style-name="T1">Rain Storm</text:span></text:p>
                  </text:list-item>
                  <text:list-item>
                    <text:p text:style-name="P195">Snow</text:p>
                  </text:list-item>
                  <text:list-item>
                    <text:p text:style-name="P163"><text:span text:style-name="T1">Tropical Storm</text:span></text:p>
                  </text:list-item>
                  <text:list-item>
                    <text:p text:style-name="P195">Hurricane</text:p>
                  </text:list-item>
                  <text:list-item>
                    <text:p text:style-name="P195">Tornado</text:p>
                  </text:list-item>
                  <text:list-item>
                    <text:p text:style-name="P195">Tsunami</text:p>
                  </text:list-item>
                  <text:list-item>
                    <text:p text:style-name="P195">..</text:p>
                  </text:list-item>
                </text:list>
              </text:list-item>
              <text:list-item>
                <text:p text:style-name="P195">Pollution</text:p>
                <text:list>
                  <text:list-item>
                    <text:p text:style-name="P163"><text:span text:style-name="T1">Air/Water Quality</text:span></text:p>
                  </text:list-item>
                  <text:list-item>
                    <text:p text:style-name="P195">Radiation</text:p>
                  </text:list-item>
                  <text:list-item>
                    <text:p text:style-name="P195">Electrosmog</text:p>
                  </text:list-item>
                  <text:list-item>
                    <text:p text:style-name="P195">...</text:p>
                  </text:list-item>
                </text:list>
              </text:list-item>
              <text:list-item>
                <text:p text:style-name="P195">Crime</text:p>
              </text:list-item>
              <text:list-item>
                <text:p text:style-name="P195">Economic</text:p>
              </text:list-item>
              <text:list-item>
                <text:p text:style-name="P195">Sociopolitical</text:p>
                <text:list>
                  <text:list-item>
                    <text:p text:style-name="P195">Vote</text:p>
                  </text:list-item>
                  <text:list-item>
                    <text:p text:style-name="P195">Taxes</text:p>
                  </text:list-item>
                  <text:list-item>
                    <text:p text:style-name="P195">...</text:p>
                  </text:list-item>
                </text:list>
              </text:list-item>
              <text:list-item>
                <text:p text:style-name="P195">Cultural</text:p>
                <text:list>
                  <text:list-item>
                    <text:p text:style-name="P195">Holidays</text:p>
                  </text:list-item>
                </text:list>
              </text:list-item>
              <text:list-item>
                <text:p text:style-name="P163"><text:span text:style-name="T1">Farming / Plant Maintenance</text:span></text:p>
              </text:list-item>
            </text:list>
            <text:p text:style-name="P35"/>
            <text:p text:style-name="P33"><text:span text:style-name="T3">Resource Inventory</text:span></text:p>
            <text:list xml:id="list3547267695668249155" text:style-name="LS56">
              <text:list-item>
                <text:p text:style-name="P164"><text:span text:style-name="T1">[Item, Quantity]</text:span></text:p>
              </text:list-item>
              <text:list-item>
                <text:p text:style-name="P164"><text:span text:style-name="T1">Cash [Currency, Quantity]</text:span></text:p>
              </text:list-item>
            </text:list>
            <text:p text:style-name="P35"/>
            <text:p text:style-name="P33"><text:span text:style-name="T3">Social Conditions</text:span></text:p>
            <text:list xml:id="list5030843934062972316" text:style-name="LS57">
              <text:list-item>
                <text:p text:style-name="P165"><text:span text:style-name="T1">Relationship Quality</text:span></text:p>
                <text:list>
                  <text:list-item>
                    <text:p text:style-name="P165"><text:span text:style-name="T1">Animals / Pets</text:span></text:p>
                  </text:list-item>
                  <text:list-item>
                    <text:p text:style-name="P196">Strangers</text:p>
                  </text:list-item>
                  <text:list-item>
                    <text:p text:style-name="P196">Coworker</text:p>
                  </text:list-item>
                  <text:list-item>
                    <text:p text:style-name="P165"><text:span text:style-name="T1">Student / Teacher</text:span></text:p>
                  </text:list-item>
                  <text:list-item>
                    <text:p text:style-name="P196">Friend</text:p>
                  </text:list-item>
                  <text:list-item>
                    <text:p text:style-name="P196">Family</text:p>
                  </text:list-item>
                  <text:list-item>
                    <text:p text:style-name="P196">Roommate</text:p>
                  </text:list-item>
                  <text:list-item>
                    <text:p text:style-name="P165"><text:span text:style-name="T1">Boyfriend/Girlfriend</text:span></text:p>
                  </text:list-item>
                  <text:list-item>
                    <text:p text:style-name="P196">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6"><text:span text:style-name="T1">Acquire Item (ex: store purchase or borrow/trade)</text:span></text:p>
              </text:list-item>
              <text:list-item>
                <text:p text:style-name="P166"><text:span text:style-name="T1">Consume Item</text:span></text:p>
                <text:list>
                  <text:list-item>
                    <text:p text:style-name="P166"><text:span text:style-name="T1">Quantity Range (Dose)</text:span></text:p>
                  </text:list-item>
                  <text:list-item>
                    <text:p text:style-name="P197">Frequency</text:p>
                  </text:list-item>
                  <text:list-item>
                    <text:p text:style-name="P166"><text:span text:style-name="T1">Ingestion Method</text:span></text:p>
                    <text:list>
                      <text:list-item>
                        <text:p text:style-name="P197">Orally</text:p>
                      </text:list-item>
                      <text:list-item>
                        <text:p text:style-name="P197">Sublingually</text:p>
                      </text:list-item>
                      <text:list-item>
                        <text:p text:style-name="P197">IV</text:p>
                      </text:list-item>
                      <text:list-item>
                        <text:p text:style-name="P197">…</text:p>
                      </text:list-item>
                    </text:list>
                  </text:list-item>
                  <text:list-item>
                    <text:p text:style-name="P166"><text:span text:style-name="T1">Ingestion Activity (dose response curves vs. time, for warning when a drug is biologically effective or ineffective)</text:span></text:p>
                  </text:list-item>
                  <text:list-item>
                    <text:p text:style-name="P166"><text:span text:style-name="T1">Contraindications/Indications</text:span></text:p>
                  </text:list-item>
                </text:list>
              </text:list-item>
              <text:list-item>
                <text:p text:style-name="P166"><text:span text:style-name="T1">Gather / Ready / Deploy / Attend_to Item (get it ready for use)</text:span></text:p>
                <text:list>
                  <text:list-item>
                    <text:p text:style-name="P166"><text:span text:style-name="T1">saving minutes in the case of an emergency could save a life</text:span></text:p>
                  </text:list-item>
                </text:list>
              </text:list-item>
              <text:list-item>
                <text:p text:style-name="P166"><text:span text:style-name="T1">Share Item</text:span></text:p>
              </text:list-item>
              <text:list-item>
                <text:p text:style-name="P197">Travel</text:p>
              </text:list-item>
              <text:list-item>
                <text:p text:style-name="P197">Contact</text:p>
              </text:list-item>
              <text:list-item>
                <text:p text:style-name="P166"><text:span text:style-name="T1">Relax / Do Nothing / Be Patient</text:span></text:p>
              </text:list-item>
              <text:list-item>
                <text:p text:style-name="P197">...</text:p>
              </text:list-item>
            </text:list>
          </table:table-cell>
        </table:table-row>
      </table:table>
      <text:p text:style-name="P1"/>
      <text:p text:style-name="P1"/>
      <text:p text:style-name="P1"/>
      <text:h text:style-name="P99"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7">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9">Wholeness (unity)</text:span></text:p>
        </text:list-item>
        <text:list-item>
          <text:p text:style-name="P141"><text:span text:style-name="T59">Perfection (balance and harmony)</text:span></text:p>
        </text:list-item>
        <text:list-item>
          <text:p text:style-name="P141"><text:span text:style-name="T59">Completion (ending)</text:span></text:p>
        </text:list-item>
        <text:list-item>
          <text:p text:style-name="P141"><text:span text:style-name="T59">Justice (fairness)</text:span></text:p>
        </text:list-item>
        <text:list-item>
          <text:p text:style-name="P141"><text:span text:style-name="T59">Richness (complexity)</text:span></text:p>
        </text:list-item>
        <text:list-item>
          <text:p text:style-name="P141"><text:span text:style-name="T59">Simplicity (essence)</text:span></text:p>
        </text:list-item>
        <text:list-item>
          <text:p text:style-name="P141"><text:span text:style-name="T59">Liveliness (spontaneity)</text:span></text:p>
        </text:list-item>
        <text:list-item>
          <text:p text:style-name="P141"><text:span text:style-name="T59">Beauty (rightness of form)</text:span></text:p>
        </text:list-item>
        <text:list-item>
          <text:p text:style-name="P141"><text:span text:style-name="T59">Goodness (benevolence)</text:span></text:p>
        </text:list-item>
        <text:list-item>
          <text:p text:style-name="P141"><text:span text:style-name="T59">Uniqueness (individuality)</text:span></text:p>
        </text:list-item>
        <text:list-item>
          <text:p text:style-name="P141"><text:span text:style-name="T59">Playfulness (ease)</text:span></text:p>
        </text:list-item>
        <text:list-item>
          <text:p text:style-name="P141"><text:span text:style-name="T59">Truth (reality)</text:span></text:p>
        </text:list-item>
        <text:list-item>
          <text:p text:style-name="P141"><text:span text:style-name="T59">Autonomy (self-sufficiency)</text:span></text:p>
        </text:list-item>
        <text:list-item>
          <text:p text:style-name="P141"><text:span text:style-name="T59">Meaningfulness (values).</text:span></text:p>
        </text:list-item>
      </text:list>
      <text:p text:style-name="P51"/>
      <text:p text:style-name="P1"/>
      <text:p text:style-name="P1"/>
      <text:p text:style-name="P1"/>
      <text:h text:style-name="P99"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3">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9">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1" text:outline-level="10">Hotels</text:h>
      <text:p text:style-name="P22"/>
      <text:p text:style-name="P1"><text:span text:style-name="T19">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5"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9">Internet Traffic Report</text:span></text:p>
      <text:p text:style-name="P1">http://www.internettrafficreport.com</text:p>
      <text:p text:style-name="P1"/>
      <text:h text:style-name="P81" text:outline-level="10">Healthcare</text:h>
      <text:p text:style-name="P22"/>
      <text:h text:style-name="P106" text:outline-level="10"><text:span text:style-name="T8">Life Expectancy</text:span></text:h>
      <text:h text:style-name="P105" text:outline-level="10"><text:span text:style-name="T8">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6">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98"/>
              </text:list-item>
              <text:list-item>
                <text:p text:style-name="P200"/>
                <text:list>
                  <text:list-item>
                    <text:p text:style-name="P185"><text:span text:style-name="T79">Census Bureau</text:span></text:p>
                  </text:list-item>
                  <text:list-item>
                    <text:p text:style-name="P185"><text:span text:style-name="T79">Data FERRET (Current Population Survey and related sources)</text:span></text:p>
                  </text:list-item>
                  <text:list-item>
                    <text:p text:style-name="P185"><text:span text:style-name="T79">FedStats (Statistics from 70 U.S. Federal Agencies)</text:span></text:p>
                  </text:list-item>
                </text:list>
              </text:list-item>
            </text:list>
          </table:table-cell>
          <table:table-cell table:style-name="Table20.A1" office:value-type="string">
            <text:list xml:id="list789" text:style-name="LS67">
              <text:list-item>
                <text:p text:style-name="P198"/>
              </text:list-item>
              <text:list-item>
                <text:p text:style-name="P198"/>
                <text:list>
                  <text:list-item>
                    <text:p text:style-name="P185"><text:span text:style-name="T79">ICPSR (Inter-University Consortium for Political and Social Research)</text:span></text:p>
                  </text:list-item>
                  <text:list-item>
                    <text:p text:style-name="P185"><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6"><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6"><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6"><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6"><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5"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60">Remember the ERP information flow?</text:span></text:p>
      <text:p text:style-name="P50"><text:span text:style-name="T61">PO-&gt;EDI-&gt;CO-&gt;MPS-&gt;MRP-&gt;CRP-&gt;WO-&gt;PO-&gt;EDI-&gt;CO etc.</text:span></text:p>
      <text:p text:style-name="P50"><text:span text:style-name="T60">The REA information flow is much simpler:</text:span></text:p>
      <text:p text:style-name="P50"><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87"><text:span text:style-name="T83">What’s the best use of my time right now?</text:span></text:p>
        </text:list-item>
        <text:list-item>
          <text:p text:style-name="P187"><text:span text:style-name="T83">What’s the best way for me to exercise regularly (when, what, how)?</text:span></text:p>
        </text:list-item>
        <text:list-item>
          <text:p text:style-name="P187"><text:span text:style-name="T83">What’s the best way to get myself out of debt?</text:span></text:p>
        </text:list-item>
        <text:list-item>
          <text:p text:style-name="P187"><text:span text:style-name="T83">What’s the best way for me to make an extra $10,000 as quickly as possible?</text:span></text:p>
        </text:list-item>
        <text:list-item>
          <text:p text:style-name="P187"><text:span text:style-name="T83">What’s the best school for my child to attend?</text:span></text:p>
        </text:list-item>
        <text:list-item>
          <text:p text:style-name="P187"><text:span text:style-name="T83">What’s the best place for me to live?</text:span></text:p>
        </text:list-item>
        <text:list-item>
          <text:p text:style-name="P187"><text:span text:style-name="T83">What’s the best way to reply to this email? (use this one repeatedly to purge that clogged inbox)</text:span></text:p>
        </text:list-item>
        <text:list-item>
          <text:p text:style-name="P187"><text:span text:style-name="T83">What’s the best way for me to improve my social life?</text:span></text:p>
        </text:list-item>
        <text:list-item>
          <text:p text:style-name="P187"><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188"><text:span text:style-name="T83">Your financial abundance is increasing.</text:span></text:p>
        </text:list-item>
        <text:list-item>
          <text:p text:style-name="P188"><text:span text:style-name="T83">People are being nicer to you.</text:span></text:p>
        </text:list-item>
        <text:list-item>
          <text:p text:style-name="P188"><text:span text:style-name="T83">You’re providing more value to others.</text:span></text:p>
        </text:list-item>
        <text:list-item>
          <text:p text:style-name="P188"><text:span text:style-name="T83">You’re feeling more energetic, alert, and happy.</text:span></text:p>
        </text:list-item>
        <text:list-item>
          <text:p text:style-name="P188"><text:span text:style-name="T83">You’re enjoying your life more.</text:span></text:p>
        </text:list-item>
        <text:list-item>
          <text:p text:style-name="P188"><text:span text:style-name="T83">You’re thinking more positively.</text:span></text:p>
        </text:list-item>
        <text:list-item>
          <text:p text:style-name="P188"><text:span text:style-name="T83">You’re feeling more relaxed.</text:span></text:p>
        </text:list-item>
        <text:list-item>
          <text:p text:style-name="P188"><text:span text:style-name="T83">You’re getting stronger.</text:span></text:p>
        </text:list-item>
        <text:list-item>
          <text:p text:style-name="P188"><text:span text:style-name="T83">The universe is conspiring to bring you more of what you want.</text:span></text:p>
        </text:list-item>
      </text:list>
      <text:h text:style-name="P89"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89"><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90"><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91"><text:span text:style-name="T83">http://lifehacker.com/</text:span></text:p>
        </text:list-item>
        <text:list-item>
          <text:p text:style-name="P191"><text:span text:style-name="T83">http://www.lifehack.org/</text:span></text:p>
        </text:list-item>
        <text:list-item>
          <text:p text:style-name="P191"><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192"><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3">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9">Abraham Maslow's Hierarchy</text:span></text:h>
      <text:h text:style-name="P83" text:outline-level="10"><text:span text:style-name="T89">Erich Fromm</text:span></text:h>
      <text:h text:style-name="P83" text:outline-level="10"><text:span text:style-name="T62">According to Fromm, basic needs include the need for relatedness, transcendence, rootedness, identity and a frame of orientation.</text:span></text:h>
      <text:h text:style-name="P83" text:outline-level="10"><text:span text:style-name="T89">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90">Ishizuka's Spheres</text:span></text:p>
          <text:list>
            <text:list-item>
              <text:p text:style-name="P137"><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6">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6">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6">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6">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6">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6">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6">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6">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6">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6">To impress others through one's actions and words, even if these are shocking.</text:span></text:p>
          </table:table-cell>
        </table:table-row>
        <table:table-row>
          <table:table-cell table:style-name="Table21.A1" office:value-type="string">
            <text:p text:style-name="P41"><text:span text:style-name="T6">Harm avoidance</text:span></text:p>
          </table:table-cell>
          <table:table-cell table:style-name="Table21.A1" office:value-type="string">
            <text:p text:style-name="P41"><text:span text:style-name="T6">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6">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6">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6">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6">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6">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6">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6">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6">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6">To be curious, ask questions and find answers.</text:span></text:p>
          </table:table-cell>
        </table:table-row>
      </table:table>
      <text:p text:style-name="P1"/>
      <text:p text:style-name="P1"/>
      <text:h text:style-name="P108" text:outline-level="10"><text:span text:style-name="T9">1. Ambition Needs</text:span></text:h>
      <text:p text:style-name="P31"/>
      <text:p text:style-name="P31"/>
      <text:list xml:id="list4097146874514611388" text:style-name="LS76">
        <text:list-item>
          <text:p text:style-name="P231"><text:span text:style-name="T92">Achievement:</text:span><text:span text:style-name="T93"> Success, accomplishment, and overcoming obstacles.</text:span></text:p>
        </text:list-item>
        <text:list-item>
          <text:p text:style-name="P231"><text:span text:style-name="T92">Exhibition:</text:span><text:span text:style-name="T93"> Shocking or thrilling other people.</text:span></text:p>
        </text:list-item>
        <text:list-item>
          <text:p text:style-name="P231"><text:span text:style-name="T92">Recognition:</text:span><text:span text:style-name="T93"> Displaying achievements and gaining social status.</text:span></text:p>
        </text:list-item>
      </text:list>
      <text:h text:style-name="P108" text:outline-level="10"><text:span text:style-name="T9">2. Materialistic Needs</text:span></text:h>
      <text:p text:style-name="P31"/>
      <text:p text:style-name="P31"/>
      <text:list xml:id="list2906553624469359476" text:style-name="LS77">
        <text:list-item>
          <text:p text:style-name="P232"><text:span text:style-name="T92">Acquisition:</text:span><text:span text:style-name="T93"> Obtaining things.</text:span></text:p>
        </text:list-item>
        <text:list-item>
          <text:p text:style-name="P232"><text:span text:style-name="T92">Construction:</text:span><text:span text:style-name="T93"> Creating things.</text:span></text:p>
        </text:list-item>
        <text:list-item>
          <text:p text:style-name="P232"><text:span text:style-name="T92">Order:</text:span><text:span text:style-name="T93"> Making things neat and organized.</text:span></text:p>
        </text:list-item>
        <text:list-item>
          <text:p text:style-name="P232"><text:span text:style-name="T92">Retention:</text:span><text:span text:style-name="T93"> Keeping things.</text:span></text:p>
        </text:list-item>
      </text:list>
      <text:h text:style-name="P108" text:outline-level="10"><text:span text:style-name="T9">3. Power Needs</text:span></text:h>
      <text:p text:style-name="P31"/>
      <text:p text:style-name="P31"/>
      <text:list xml:id="list7251989472644592869" text:style-name="LS78">
        <text:list-item>
          <text:p text:style-name="P233"><text:span text:style-name="T92">Abasement:</text:span><text:span text:style-name="T93"> Confessing and apologizing.</text:span></text:p>
        </text:list-item>
        <text:list-item>
          <text:p text:style-name="P233"><text:span text:style-name="T92">Autonomy:</text:span><text:span text:style-name="T93"> Independence and resistance.</text:span></text:p>
        </text:list-item>
        <text:list-item>
          <text:p text:style-name="P233"><text:span text:style-name="T92">Aggression:</text:span><text:span text:style-name="T93"> Attacking or ridiculing others.</text:span></text:p>
        </text:list-item>
        <text:list-item>
          <text:p text:style-name="P233"><text:span text:style-name="T92">Blame Avoidance:</text:span><text:span text:style-name="T93"> Following the rules and avoiding blame.</text:span></text:p>
        </text:list-item>
        <text:list-item>
          <text:p text:style-name="P233"><text:span text:style-name="T92">Deference:</text:span><text:span text:style-name="T93"> Obeying and cooperating with others.</text:span></text:p>
        </text:list-item>
        <text:list-item>
          <text:p text:style-name="P233"><text:span text:style-name="T92">Dominance:</text:span><text:span text:style-name="T93"> Controlling others.</text:span></text:p>
        </text:list-item>
      </text:list>
      <text:h text:style-name="P108" text:outline-level="10"><text:soft-page-break/><text:span text:style-name="T9">4. Affection Needs</text:span></text:h>
      <text:p text:style-name="P31"/>
      <text:p text:style-name="P31"/>
      <text:list xml:id="list5134027570255870039" text:style-name="LS79">
        <text:list-item>
          <text:p text:style-name="P234"><text:span text:style-name="T92">Affiliation:</text:span><text:span text:style-name="T93"> Spending time with other people.</text:span></text:p>
        </text:list-item>
        <text:list-item>
          <text:p text:style-name="P234"><text:span text:style-name="T92">Nurturance:</text:span><text:span text:style-name="T93"> Taking care of another person.</text:span></text:p>
        </text:list-item>
        <text:list-item>
          <text:p text:style-name="P234"><text:span text:style-name="T92">Play:</text:span><text:span text:style-name="T93"> Having fun with others.</text:span></text:p>
        </text:list-item>
        <text:list-item>
          <text:p text:style-name="P234"><text:span text:style-name="T92">Rejection:</text:span><text:span text:style-name="T93"> Rejecting other people.</text:span></text:p>
        </text:list-item>
        <text:list-item>
          <text:p text:style-name="P234"><text:span text:style-name="T92">Succorance:</text:span><text:span text:style-name="T93"> Being helped or protected by others.</text:span></text:p>
        </text:list-item>
      </text:list>
      <text:h text:style-name="P108" text:outline-level="10"><text:span text:style-name="T9">5. Information Needs</text:span></text:h>
      <text:p text:style-name="P31"/>
      <text:p text:style-name="P31"/>
      <text:list xml:id="list646551009512094513" text:style-name="LS80">
        <text:list-item>
          <text:p text:style-name="P235"><text:span text:style-name="T92">Cognizance:</text:span><text:span text:style-name="T93"> Seeking knowledge and asking questions.</text:span></text:p>
        </text:list-item>
        <text:list-item>
          <text:p text:style-name="P235"><text:span text:style-name="T92">Exposition:</text:span><text:span text:style-name="T93"> Education others.</text:span></text:p>
        </text:list-item>
      </text:list>
      <text:p text:style-name="P32"/>
      <text:p text:style-name="P32"/>
      <text:h text:style-name="P105" text:outline-level="10"><text:span text:style-name="T10">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3"><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8" text:outline-level="10"><text:span text:style-name="T9">Five Levels of the Hierarchy of Needs</text:span></text:h>
      <text:p text:style-name="P73"><text:span text:style-name="T93">There are five different levels in Maslow’s hierarchy of needs:</text:span></text:p>
      <text:p text:style-name="P32"/>
      <text:p text:style-name="P32"/>
      <text:list xml:id="list8723144974680551765" text:style-name="LS81">
        <text:list-item>
          <text:p text:style-name="P236"><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36"><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36"><text:span text:style-name="T93">Some examples of the physiological needs include:</text:span></text:p>
            </text:list-item>
          </text:list>
        </text:list-item>
      </text:list>
      <text:p text:style-name="P32"/>
      <text:p text:style-name="P32"/>
      <text:list xml:id="list2404492404285664057" text:style-name="LS82">
        <text:list-item>
          <text:p text:style-name="P245">Food</text:p>
        </text:list-item>
        <text:list-item>
          <text:p text:style-name="P245">Water</text:p>
        </text:list-item>
        <text:list-item>
          <text:p text:style-name="P245">Breathing</text:p>
        </text:list-item>
        <text:list-item>
          <text:p text:style-name="P245">Homeostatis</text:p>
        </text:list-item>
        <text:list-item>
          <text:p text:style-name="P237"><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38"><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38"><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38"><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38"><text:span text:style-name="T93">Some of the basic security and safety needs include:</text:span></text:p>
            </text:list-item>
          </text:list>
        </text:list-item>
      </text:list>
      <text:p text:style-name="P32"/>
      <text:p text:style-name="P32"/>
      <text:list xml:id="list8348916101342634586" text:style-name="LS84">
        <text:list-item>
          <text:p text:style-name="P239"><text:span text:style-name="T93">Financial security</text:span></text:p>
        </text:list-item>
        <text:list-item>
          <text:p text:style-name="P239"><text:span text:style-name="T93">Heath and wellness</text:span></text:p>
        </text:list-item>
        <text:list-item>
          <text:p text:style-name="P239"><text:span text:style-name="T93">Safety against accidents and injury</text:span></text:p>
        </text:list-item>
        <text:list-item>
          <text:p text:style-name="P239"><text:span text:style-name="T93">Finding a steady job, obtaining health insurance, contributing money to a savings account and moving into a safer neighborhood are all examples of actions motivated by the security and safety needs.</text:span></text:p>
        </text:list-item>
      </text:list>
      <text:p text:style-name="P74"><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40"><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40"><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40"><text:span text:style-name="T93">Some of the things that satisfy this need include:</text:span></text:p>
        </text:list-item>
      </text:list>
      <text:p text:style-name="P32"/>
      <text:p text:style-name="P32"/>
      <text:list xml:id="list965499908597878651" text:style-name="LS86">
        <text:list-item>
          <text:p text:style-name="P246">Friendships</text:p>
        </text:list-item>
        <text:list-item>
          <text:p text:style-name="P241"><text:span text:style-name="T93">Romantic attachments</text:span></text:p>
        </text:list-item>
        <text:list-item>
          <text:p text:style-name="P246">Family</text:p>
        </text:list-item>
        <text:list-item>
          <text:p text:style-name="P241"><text:span text:style-name="T93">Social groups</text:span></text:p>
        </text:list-item>
        <text:list-item>
          <text:p text:style-name="P241"><text:span text:style-name="T93">Community groups</text:span></text:p>
        </text:list-item>
        <text:list-item>
          <text:p text:style-name="P241"><text:span text:style-name="T93">Churches and religious organizations</text:span></text:p>
        </text:list-item>
      </text:list>
      <text:p text:style-name="P32"/>
      <text:p text:style-name="P32"/>
      <text:list xml:id="list5767729163914268716" text:style-name="LS87">
        <text:list-item>
          <text:p text:style-name="P242"><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42"><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43"><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43"><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9">Characteristics of Self-Actualized People</text:span></text:h>
      <text:p text:style-name="P73"><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44"><text:span text:style-name="T92">Acceptance and Realism:</text:span><text:span text:style-name="T93"> Self-actualized people have realistic perceptions of themselves, others and the world around them.</text:span></text:p>
        </text:list-item>
        <text:list-item>
          <text:p text:style-name="P244"><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44"><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44"><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44"><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44"><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18</meta:editing-cycles>
    <dc:date>2013-12-29T14:42:38.194580080</dc:date>
    <meta:editing-duration>P3DT3H10M58S</meta:editing-duration>
    <meta:document-statistic meta:table-count="21" meta:image-count="0" meta:object-count="0" meta:page-count="104" meta:paragraph-count="1843" meta:word-count="11989" meta:character-count="88779" meta:non-whitespace-character-count="78954"/>
  </office:meta>
</office:document-meta>
</file>